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ext-properties fo:font-size="9pt" style:font-size-asian="9pt" style:font-size-complex="9pt"/>
    </style:style>
    <style:style style:name="ce1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2DCD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2DCD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2DCDB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E4DFE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4DFE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E4DFE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fo:background-color="#F2DCDB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2DCDB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fo:background-color="#E4DFEC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000000" fo:background-color="#DAEEF3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E4DFEC"/>
      <style:text-properties style:font-name="Arial" style:font-name-asian="Arial" style:font-name-complex="Arial" fo:font-size="9pt" style:font-size-asian="9pt" style:font-size-complex="9pt"/>
    </style:style>
    <style:style style:name="ce37" style:family="table-cell" style:parent-style-name="Default" style:data-style-name="N0"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fo:background-color="#EBF1D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EBF1DE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automatic" fo:background-color="#DAEEF3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2pt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fo:background-color="#FDE9D9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6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E4DFE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E4DFE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E4DFE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DAEEF3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DAEEF3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DAEEF3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7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9" style:family="table-cell" style:parent-style-name="V_237_rgula" style:data-style-name="N37">
      <style:table-cell-properties fo:border-top="none" fo:border-bottom="thin solid #000000" fo:border-left="2pt solid #000000" fo:border-right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70" style:family="table-cell" style:parent-style-name="V_237_rgula" style:data-style-name="N37">
      <style:table-cell-properties fo:border-top="none" fo:border-bottom="thin solid #000000" fo:border-left="thin solid #000000" fo:border-right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71" style:family="table-cell" style:parent-style-name="V_237_rgula" style:data-style-name="N37">
      <style:table-cell-properties fo:border-top="none" fo:border-bottom="thin solid #000000" fo:border-left="thin solid #000000" fo:border-right="2pt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72" style:family="table-cell" style:parent-style-name="V_237_rgula" style:data-style-name="N37">
      <style:table-cell-properties fo:border-top="none" fo:border-bottom="thin solid #000000" fo:border-left="2pt solid #000000" fo:border-right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73" style:family="table-cell" style:parent-style-name="V_237_rgula" style:data-style-name="N37">
      <style:table-cell-properties fo:border-top="none" fo:border-bottom="thin solid #000000" fo:border-left="thin solid #000000" fo:border-right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74" style:family="table-cell" style:parent-style-name="V_237_rgula" style:data-style-name="N37">
      <style:table-cell-properties fo:border-top="none" fo:border-bottom="thin solid #000000" fo:border-left="thin solid #000000" fo:border-right="2pt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75" style:family="table-cell" style:parent-style-name="V_237_rgula" style:data-style-name="N37">
      <style:table-cell-properties fo:border-top="none" fo:border-bottom="thin solid #000000" fo:border-left="2pt solid #000000" fo:border-right="thin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76" style:family="table-cell" style:parent-style-name="V_237_rgula" style:data-style-name="N37">
      <style:table-cell-properties fo:border-top="none" fo:border-bottom="thin solid #000000" fo:border-left="thin solid #000000" fo:border-right="thin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77" style:family="table-cell" style:parent-style-name="V_237_rgula" style:data-style-name="N37">
      <style:table-cell-properties fo:border-top="none" fo:border-bottom="thin solid #000000" fo:border-left="thin solid #000000" fo:border-right="2pt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78" style:family="table-cell" style:parent-style-name="V_237_rgula" style:data-style-name="N37">
      <style:table-cell-properties fo:border-top="none" fo:border-bottom="thin solid #000000" fo:border-left="2pt solid #000000" fo:border-right="thin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79" style:family="table-cell" style:parent-style-name="V_237_rgula" style:data-style-name="N37">
      <style:table-cell-properties fo:border-top="none" fo:border-bottom="thin solid #000000" fo:border-left="thin solid #000000" fo:border-right="thin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80" style:family="table-cell" style:parent-style-name="V_237_rgula" style:data-style-name="N37">
      <style:table-cell-properties fo:border-top="none" fo:border-bottom="thin solid #000000" fo:border-left="thin solid #000000" fo:border-right="2pt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V_237_rgula" style:data-style-name="N37">
      <style:table-cell-properties fo:border-top="none" fo:border-bottom="thin solid #000000" fo:border-left="2pt solid #000000" fo:border-right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V_237_rgula" style:data-style-name="N37">
      <style:table-cell-properties fo:border-top="none" fo:border-bottom="thin solid #000000" fo:border-left="thin solid #000000" fo:border-right="2pt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V_237_rgula" style:data-style-name="N37">
      <style:table-cell-properties fo:border-top="thin solid #000000" fo:border-bottom="thin solid #000000" fo:border-left="2pt solid #000000" fo:border-right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V_237_rgula" style:data-style-name="N37">
      <style:table-cell-properties fo:border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V_237_rgula" style:data-style-name="N37">
      <style:table-cell-properties fo:border-top="thin solid #000000" fo:border-bottom="thin solid #000000" fo:border-left="thin solid #000000" fo:border-right="2pt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86" style:family="table-cell" style:parent-style-name="V_237_rgula" style:data-style-name="N37">
      <style:table-cell-properties fo:border-top="thin solid #000000" fo:border-bottom="thin solid #000000" fo:border-left="2pt solid #000000" fo:border-right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87" style:family="table-cell" style:parent-style-name="V_237_rgula" style:data-style-name="N37">
      <style:table-cell-properties fo:border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V_237_rgula" style:data-style-name="N37">
      <style:table-cell-properties fo:border-top="thin solid #000000" fo:border-bottom="thin solid #000000" fo:border-left="thin solid #000000" fo:border-right="2pt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V_237_rgula" style:data-style-name="N37">
      <style:table-cell-properties fo:border-top="thin solid #000000" fo:border-bottom="thin solid #000000" fo:border-left="2pt solid #000000" fo:border-right="thin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90" style:family="table-cell" style:parent-style-name="V_237_rgula" style:data-style-name="N37">
      <style:table-cell-properties fo:border="thin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91" style:family="table-cell" style:parent-style-name="V_237_rgula" style:data-style-name="N37">
      <style:table-cell-properties fo:border-top="thin solid #000000" fo:border-bottom="thin solid #000000" fo:border-left="thin solid #000000" fo:border-right="2pt solid #000000" fo:background-color="#DAEEF3"/>
      <style:text-properties style:font-name="Arial" style:font-name-asian="Arial" style:font-name-complex="Arial" fo:font-size="9pt" style:font-size-asian="9pt" style:font-size-complex="9pt"/>
    </style:style>
    <style:style style:name="ce92" style:family="table-cell" style:parent-style-name="V_237_rgula" style:data-style-name="N37">
      <style:table-cell-properties fo:border-top="thin solid #000000" fo:border-bottom="thin solid #000000" fo:border-left="2pt solid #000000" fo:border-right="thin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93" style:family="table-cell" style:parent-style-name="V_237_rgula" style:data-style-name="N37">
      <style:table-cell-properties fo:border="thin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94" style:family="table-cell" style:parent-style-name="V_237_rgula" style:data-style-name="N37">
      <style:table-cell-properties fo:border-top="thin solid #000000" fo:border-bottom="thin solid #000000" fo:border-left="thin solid #000000" fo:border-right="2pt solid #000000" fo:background-color="#EBF1DE"/>
      <style:text-properties style:font-name="Arial" style:font-name-asian="Arial" style:font-name-complex="Arial" fo:font-size="9pt" style:font-size-asian="9pt" style:font-size-complex="9pt"/>
    </style:style>
    <style:style style:name="ce95" style:family="table-cell" style:parent-style-name="V_237_rgula" style:data-style-name="N37">
      <style:table-cell-properties fo:border-top="thin solid #000000" fo:border-bottom="thin solid #000000" fo:border-left="2pt solid #000000" fo:border-right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96" style:family="table-cell" style:parent-style-name="V_237_rgula" style:data-style-name="N37">
      <style:table-cell-properties fo:border-top="thin solid #000000" fo:border-bottom="thin solid #000000" fo:border-left="thin solid #000000" fo:border-right="2pt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97" style:family="table-cell" style:parent-style-name="V_237_rgula" style:data-style-name="N37">
      <style:table-cell-properties fo:border-top="thin solid #000000" fo:border-bottom="2pt solid #000000" fo:border-left="2pt solid #000000" fo:border-right="thin solid #000000" fo:background-color="#F2DCDB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V_237_rgula" style:data-style-name="N37">
      <style:table-cell-properties fo:border-top="thin solid #000000" fo:border-bottom="2pt solid #000000" fo:border-left="thin solid #000000" fo:border-right="thin solid #000000" fo:background-color="#F2DCDB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V_237_rgula" style:data-style-name="N37">
      <style:table-cell-properties fo:border-top="thin solid #000000" fo:border-bottom="2pt solid #000000" fo:border-left="thin solid #000000" fo:border-right="2pt solid #000000" fo:background-color="#F2DCDB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0" style:family="table-cell" style:parent-style-name="V_237_rgula" style:data-style-name="N37">
      <style:table-cell-properties fo:border-top="thin solid #000000" fo:border-bottom="2pt solid #000000" fo:border-left="2pt solid #000000" fo:border-right="thin solid #000000" fo:background-color="#E4DFEC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1" style:family="table-cell" style:parent-style-name="V_237_rgula" style:data-style-name="N37">
      <style:table-cell-properties fo:border-top="thin solid #000000" fo:border-bottom="2pt solid #000000" fo:border-left="thin solid #000000" fo:border-right="thin solid #000000" fo:background-color="#E4DFEC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2" style:family="table-cell" style:parent-style-name="V_237_rgula" style:data-style-name="N37">
      <style:table-cell-properties fo:border-top="thin solid #000000" fo:border-bottom="2pt solid #000000" fo:border-left="thin solid #000000" fo:border-right="2pt solid #000000" fo:background-color="#E4DFEC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3" style:family="table-cell" style:parent-style-name="V_237_rgula" style:data-style-name="N37">
      <style:table-cell-properties fo:border-top="thin solid #000000" fo:border-bottom="2pt solid #000000" fo:border-left="2pt solid #000000" fo:border-right="thin solid #000000" fo:background-color="#DAEEF3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V_237_rgula" style:data-style-name="N37">
      <style:table-cell-properties fo:border-top="thin solid #000000" fo:border-bottom="2pt solid #000000" fo:border-left="thin solid #000000" fo:border-right="thin solid #000000" fo:background-color="#DAEEF3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5" style:family="table-cell" style:parent-style-name="V_237_rgula" style:data-style-name="N37">
      <style:table-cell-properties fo:border-top="thin solid #000000" fo:border-bottom="2pt solid #000000" fo:border-left="thin solid #000000" fo:border-right="2pt solid #000000" fo:background-color="#DAEEF3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V_237_rgula" style:data-style-name="N37">
      <style:table-cell-properties fo:border-top="thin solid #000000" fo:border-bottom="2pt solid #000000" fo:border-left="2pt solid #000000" fo:border-right="thin solid #000000" fo:background-color="#EBF1D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7" style:family="table-cell" style:parent-style-name="V_237_rgula" style:data-style-name="N37">
      <style:table-cell-properties fo:border-top="thin solid #000000" fo:border-bottom="2pt solid #000000" fo:border-left="thin solid #000000" fo:border-right="thin solid #000000" fo:background-color="#EBF1D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8" style:family="table-cell" style:parent-style-name="V_237_rgula" style:data-style-name="N37">
      <style:table-cell-properties fo:border-top="thin solid #000000" fo:border-bottom="2pt solid #000000" fo:border-left="thin solid #000000" fo:border-right="2pt solid #000000" fo:background-color="#EBF1D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9" style:family="table-cell" style:parent-style-name="V_237_rgula" style:data-style-name="N37">
      <style:table-cell-properties fo:border-top="thin solid #000000" fo:border-bottom="2pt solid #000000" fo:border-left="2pt solid #000000" fo:border-right="thin solid #000000" fo:background-color="#FDE9D9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V_237_rgula" style:data-style-name="N37">
      <style:table-cell-properties fo:border-top="thin solid #000000" fo:border-bottom="2pt solid #000000" fo:border-left="thin solid #000000" fo:border-right="2pt solid #000000" fo:background-color="#FDE9D9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V_237_rgula" style:data-style-name="N37">
      <style:table-cell-properties fo:border="thin solid #000000" fo:background-color="#FDE9D9"/>
      <style:text-properties style:font-name="Arial" style:font-name-asian="Arial" style:font-name-complex="Arial" fo:font-size="9pt" style:font-size-asian="9pt" style:font-size-complex="9pt"/>
    </style:style>
    <style:style style:name="ce112" style:family="table-cell" style:parent-style-name="V_237_rgula" style:data-style-name="N37">
      <style:table-cell-properties fo:border="thin solid #000000" fo:background-color="#F2DCDB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V_237_rgula" style:data-style-name="N37">
      <style:table-cell-properties fo:border="thin solid #000000" fo:background-color="#E4DFEC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V_237_rgula" style:data-style-name="N37">
      <style:table-cell-properties fo:border="thin solid #000000" fo:background-color="#DAEEF3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V_237_rgula" style:data-style-name="N37">
      <style:table-cell-properties fo:border="thin solid #000000" fo:background-color="#EBF1DE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V_237_rgula" style:data-style-name="N37">
      <style:table-cell-properties fo:border="thin solid #000000" fo:background-color="#FDE9D9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17" style:family="table-cell" style:parent-style-name="V_237_rgula" style:data-style-name="N37">
      <style:table-cell-properties fo:border-top="2pt solid #000000" fo:border-bottom="thin solid #000000" fo:border-left="thin solid #000000" fo:border-right="thin solid #000000" fo:background-color="#F2DCDB"/>
      <style:text-properties style:font-name="Arial" style:font-name-asian="Arial" style:font-name-complex="Arial" fo:font-size="9pt" style:font-size-asian="9pt" style:font-size-complex="9pt"/>
    </style:style>
    <style:style style:name="ce118" style:family="table-cell" style:parent-style-name="V_237_rgula" style:data-style-name="N37">
      <style:table-cell-properties fo:border-top="thin solid #000000" fo:border-bottom="thin solid #000000" fo:border-left="none" fo:border-right="thin solid #000000" fo:background-color="#E4DFEC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22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F2DCD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3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2DCD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#F2DCD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">
      <style:table-cell-properties fo:border="thin solid #000000" style:vertical-align="automatic" fo:background-color="#FDE9D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6" style:family="table-cell" style:parent-style-name="Default" style:data-style-name="N3">
      <style:table-cell-properties fo:border="thin solid #000000" style:vertical-align="automatic" fo:background-color="#F2DCD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7" style:family="table-cell" style:parent-style-name="Default" style:data-style-name="N3">
      <style:table-cell-properties fo:border="thin solid #000000" style:vertical-align="automatic" fo:background-color="#E4DFE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3">
      <style:table-cell-properties fo:border="thin solid #000000" style:vertical-align="automatic" fo:background-color="#DAEEF3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3">
      <style:table-cell-properties fo:border="thin solid #000000" style:vertical-align="automatic" fo:background-color="#EBF1D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8.36083333333333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.78152777777778cm" style:use-optimal-column-width="true"/>
    </style:style>
    <style:style style:name="co4" style:family="table-column">
      <style:table-column-properties fo:break-before="auto" style:column-width="0.934861111111111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1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9" table:default-cell-style-name="ce1"/>
        <table:table-column table:style-name="co2" table:number-columns-repeated="2" table:default-cell-style-name="ce1"/>
        <table:table-column table:style-name="co3" table:number-columns-repeated="16" table:default-cell-style-name="ce1"/>
        <table:table-column table:style-name="co3" table:number-columns-repeated="2" table:default-cell-style-name="ce6"/>
        <table:table-column table:style-name="co4" table:default-cell-style-name="ce1"/>
        <table:table-column table:style-name="co5" table:number-columns-repeated="16348" table:default-cell-style-name="ce1"/>
        <table:table-row table:style-name="ro1">
          <table:table-cell office:value-type="string" table:style-name="ce54">
            <text:p>Secretaria Municipal de Educação</text:p>
          </table:table-cell>
          <table:table-cell table:number-columns-repeated="32" table:style-name="ce1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office:value-type="string" table:style-name="ce3">
            <text:p>Coordenadoria de Gestão de Pessoas/ COGEP</text:p>
          </table:table-cell>
          <table:table-cell table:number-columns-repeated="25" table:style-name="ce3"/>
          <table:table-cell table:number-columns-repeated="7" table:style-name="ce2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table:number-columns-repeated="33" table:style-name="ce2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office:value-type="string" table:style-name="ce53">
            <text:p>Convocação/Nomeação de candidatos aprovados em concursos - de 2001 a 2017 (dez)</text:p>
          </table:table-cell>
          <table:table-cell table:number-columns-repeated="32" table:style-name="ce2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table:number-columns-repeated="33" table:style-name="ce2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office:value-type="string" table:style-name="ce5">
            <text:p>1. Provimento efetivo de cargos - Nomeação de concursados</text:p>
          </table:table-cell>
          <table:table-cell table:number-columns-repeated="25" table:style-name="ce5"/>
          <table:table-cell table:number-columns-repeated="6" table:style-name="ce6"/>
          <table:table-cell table:style-name="ce2"/>
          <table:table-cell table:number-columns-repeated="2" table:style-name="ce6"/>
          <table:table-cell table:number-columns-repeated="16349" table:style-name="ce1"/>
        </table:table-row>
        <table:table-row table:style-name="ro2">
          <table:table-cell office:value-type="string" table:style-name="ce6">
            <text:p>a) Quadro do Magistério Municipal</text:p>
          </table:table-cell>
          <table:table-cell table:number-columns-repeated="31" table:style-name="ce6"/>
          <table:table-cell table:style-name="ce2"/>
          <table:table-cell table:number-columns-repeated="2" table:style-name="ce6"/>
          <table:table-cell table:number-columns-repeated="16349" table:style-name="ce1"/>
        </table:table-row>
        <table:table-row table:style-name="ro1">
          <table:table-cell table:style-name="ce6"/>
          <table:table-cell office:value-type="float" office:value="2001" table:number-columns-spanned="2" table:number-rows-spanned="1" table:style-name="ce59">
            <text:p>2001</text:p>
          </table:table-cell>
          <table:covered-table-cell/>
          <table:table-cell office:value-type="float" office:value="2002" table:number-columns-spanned="2" table:number-rows-spanned="1" table:style-name="ce57">
            <text:p>2002</text:p>
          </table:table-cell>
          <table:covered-table-cell/>
          <table:table-cell office:value-type="float" office:value="2003" table:number-columns-spanned="2" table:number-rows-spanned="1" table:style-name="ce57">
            <text:p>2003</text:p>
          </table:table-cell>
          <table:covered-table-cell/>
          <table:table-cell office:value-type="float" office:value="2004" table:number-columns-spanned="2" table:number-rows-spanned="1" table:style-name="ce58">
            <text:p>2004</text:p>
          </table:table-cell>
          <table:covered-table-cell/>
          <table:table-cell office:value-type="float" office:value="2005" table:number-columns-spanned="2" table:number-rows-spanned="1" table:style-name="ce59">
            <text:p>2005</text:p>
          </table:table-cell>
          <table:covered-table-cell/>
          <table:table-cell office:value-type="float" office:value="2006" table:number-columns-spanned="2" table:number-rows-spanned="1" table:style-name="ce57">
            <text:p>2006</text:p>
          </table:table-cell>
          <table:covered-table-cell/>
          <table:table-cell office:value-type="float" office:value="2007" table:number-columns-spanned="2" table:number-rows-spanned="1" table:style-name="ce57">
            <text:p>2007</text:p>
          </table:table-cell>
          <table:covered-table-cell/>
          <table:table-cell office:value-type="float" office:value="2008" table:number-columns-spanned="2" table:number-rows-spanned="1" table:style-name="ce58">
            <text:p>2008</text:p>
          </table:table-cell>
          <table:covered-table-cell/>
          <table:table-cell office:value-type="float" office:value="2009" table:number-columns-spanned="2" table:number-rows-spanned="1" table:style-name="ce59">
            <text:p>2009</text:p>
          </table:table-cell>
          <table:covered-table-cell/>
          <table:table-cell office:value-type="float" office:value="2010" table:number-columns-spanned="2" table:number-rows-spanned="1" table:style-name="ce57">
            <text:p>2010</text:p>
          </table:table-cell>
          <table:covered-table-cell/>
          <table:table-cell office:value-type="float" office:value="2011" table:number-columns-spanned="2" table:number-rows-spanned="1" table:style-name="ce57">
            <text:p>2011</text:p>
          </table:table-cell>
          <table:covered-table-cell/>
          <table:table-cell office:value-type="float" office:value="2012" table:number-columns-spanned="2" table:number-rows-spanned="1" table:style-name="ce58">
            <text:p>2012</text:p>
          </table:table-cell>
          <table:covered-table-cell/>
          <table:table-cell office:value-type="float" office:value="2013" table:number-columns-spanned="2" table:number-rows-spanned="1" table:style-name="ce59">
            <text:p>2013</text:p>
          </table:table-cell>
          <table:covered-table-cell/>
          <table:table-cell office:value-type="float" office:value="2014" table:number-columns-spanned="2" table:number-rows-spanned="1" table:style-name="ce57">
            <text:p>2014</text:p>
          </table:table-cell>
          <table:covered-table-cell/>
          <table:table-cell office:value-type="float" office:value="2015" table:number-columns-spanned="2" table:number-rows-spanned="1" table:style-name="ce57">
            <text:p>2015</text:p>
          </table:table-cell>
          <table:covered-table-cell/>
          <table:table-cell office:value-type="float" office:value="2016" table:number-columns-spanned="2" table:number-rows-spanned="1" table:style-name="ce58">
            <text:p>2016</text:p>
          </table:table-cell>
          <table:covered-table-cell/>
          <table:table-cell office:value-type="float" office:value="2017" table:number-columns-spanned="2" table:number-rows-spanned="1" table:style-name="ce130">
            <text:p>2017</text:p>
          </table:table-cell>
          <table:covered-table-cell/>
          <table:table-cell table:style-name="ce11"/>
          <table:table-cell table:number-columns-repeated="16348"/>
        </table:table-row>
        <table:table-row table:style-name="ro2">
          <table:table-cell office:value-type="string" table:style-name="ce16">
            <text:p>cargo</text:p>
          </table:table-cell>
          <table:table-cell office:value-type="string" table:style-name="ce19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1">
            <text:p>nom.</text:p>
          </table:table-cell>
          <table:table-cell office:value-type="string" table:style-name="ce22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4">
            <text:p>nom.</text:p>
          </table:table-cell>
          <table:table-cell office:value-type="string" table:style-name="ce31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3">
            <text:p>nom.</text:p>
          </table:table-cell>
          <table:table-cell office:value-type="string" table:style-name="ce38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40">
            <text:p>nom.</text:p>
          </table:table-cell>
          <table:table-cell office:value-type="string" table:style-name="ce45">
            <text:p>conv.</text:p>
          </table:table-cell>
          <table:table-cell office:value-type="string" table:style-name="ce46">
            <text:p>nom.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Coordenador Pedagógico</text:p>
          </table:table-cell>
          <table:table-cell office:value-type="float" office:value="449" table:style-name="ce69">
            <text:p><text:s/>449<text:s/></text:p>
          </table:table-cell>
          <table:table-cell office:value-type="float" office:value="248" table:style-name="ce70">
            <text:p><text:s/>248<text:s/></text:p>
          </table:table-cell>
          <table:table-cell office:value-type="float" office:value="89" table:style-name="ce70">
            <text:p><text:s/>89<text:s/></text:p>
          </table:table-cell>
          <table:table-cell office:value-type="float" office:value="99" table:style-name="ce70">
            <text:p><text:s/>99<text:s/></text:p>
          </table:table-cell>
          <table:table-cell office:value-type="float" office:value="673" table:style-name="ce70">
            <text:p><text:s/>673<text:s/></text:p>
          </table:table-cell>
          <table:table-cell office:value-type="float" office:value="482" table:style-name="ce70">
            <text:p><text:s/>482<text:s/></text:p>
          </table:table-cell>
          <table:table-cell office:value-type="float" office:value="145" table:style-name="ce70">
            <text:p><text:s/>145<text:s/></text:p>
          </table:table-cell>
          <table:table-cell office:value-type="float" office:value="93" table:style-name="ce71">
            <text:p><text:s/>93<text:s/></text:p>
          </table:table-cell>
          <table:table-cell table:style-name="ce72"/>
          <table:table-cell table:number-columns-repeated="5" table:style-name="ce73"/>
          <table:table-cell office:value-type="float" office:value="625" table:style-name="ce73">
            <text:p><text:s/>625<text:s/></text:p>
          </table:table-cell>
          <table:table-cell office:value-type="float" office:value="475" table:style-name="ce74">
            <text:p><text:s/>475<text:s/></text:p>
          </table:table-cell>
          <table:table-cell office:value-type="float" office:value="38" table:style-name="ce75">
            <text:p><text:s/>38<text:s/></text:p>
          </table:table-cell>
          <table:table-cell office:value-type="float" office:value="34" table:style-name="ce76">
            <text:p><text:s/>34<text:s/></text:p>
          </table:table-cell>
          <table:table-cell office:value-type="float" office:value="466" table:style-name="ce76">
            <text:p><text:s/>466<text:s/></text:p>
          </table:table-cell>
          <table:table-cell office:value-type="float" office:value="403" table:style-name="ce76">
            <text:p><text:s/>403<text:s/></text:p>
          </table:table-cell>
          <table:table-cell office:value-type="float" office:value="7" table:style-name="ce76">
            <text:p><text:s/>7<text:s/></text:p>
          </table:table-cell>
          <table:table-cell office:value-type="float" office:value="22" table:style-name="ce76">
            <text:p><text:s/>22<text:s/></text:p>
          </table:table-cell>
          <table:table-cell office:value-type="float" office:value="359" table:style-name="ce76">
            <text:p><text:s/>359<text:s/></text:p>
          </table:table-cell>
          <table:table-cell office:value-type="float" office:value="309" table:style-name="ce77">
            <text:p><text:s/>309<text:s/></text:p>
          </table:table-cell>
          <table:table-cell office:value-type="float" office:value="185" table:style-name="ce78">
            <text:p><text:s/>185<text:s/></text:p>
          </table:table-cell>
          <table:table-cell office:value-type="float" office:value="129" table:style-name="ce79">
            <text:p><text:s/>129<text:s/></text:p>
          </table:table-cell>
          <table:table-cell office:value-type="float" office:value="95" table:style-name="ce79">
            <text:p><text:s/>95<text:s/></text:p>
          </table:table-cell>
          <table:table-cell office:value-type="float" office:value="111" table:style-name="ce79">
            <text:p><text:s/>111<text:s/></text:p>
          </table:table-cell>
          <table:table-cell office:value-type="float" office:value="19" table:style-name="ce79">
            <text:p><text:s/>19<text:s/></text:p>
          </table:table-cell>
          <table:table-cell office:value-type="float" office:value="23" table:style-name="ce79">
            <text:p><text:s/>23<text:s/></text:p>
          </table:table-cell>
          <table:table-cell office:value-type="float" office:value="95" table:style-name="ce79">
            <text:p><text:s/>95<text:s/></text:p>
          </table:table-cell>
          <table:table-cell office:value-type="float" office:value="90" table:style-name="ce80">
            <text:p><text:s/>90<text:s/></text:p>
          </table:table-cell>
          <table:table-cell table:style-name="ce81"/>
          <table:table-cell table:style-name="ce82"/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Diretor de Escola</text:p>
          </table:table-cell>
          <table:table-cell table:style-name="ce83"/>
          <table:table-cell table:number-columns-repeated="6" table:style-name="ce84"/>
          <table:table-cell table:style-name="ce85"/>
          <table:table-cell office:value-type="float" office:value="454" table:style-name="ce86">
            <text:p><text:s/>454<text:s/></text:p>
          </table:table-cell>
          <table:table-cell office:value-type="float" office:value="354" table:style-name="ce87">
            <text:p><text:s/>354<text:s/></text:p>
          </table:table-cell>
          <table:table-cell office:value-type="float" office:value="167" table:style-name="ce87">
            <text:p><text:s/>167<text:s/></text:p>
          </table:table-cell>
          <table:table-cell office:value-type="float" office:value="111" table:style-name="ce87">
            <text:p><text:s/>111<text:s/></text:p>
          </table:table-cell>
          <table:table-cell office:value-type="float" office:value="109" table:style-name="ce87">
            <text:p><text:s/>109<text:s/></text:p>
          </table:table-cell>
          <table:table-cell office:value-type="float" office:value="92" table:style-name="ce87">
            <text:p><text:s/>92<text:s/></text:p>
          </table:table-cell>
          <table:table-cell office:value-type="float" office:value="169" table:style-name="ce87">
            <text:p><text:s/>169<text:s/></text:p>
          </table:table-cell>
          <table:table-cell office:value-type="float" office:value="112" table:style-name="ce88">
            <text:p><text:s/>112<text:s/></text:p>
          </table:table-cell>
          <table:table-cell office:value-type="float" office:value="1" table:style-name="ce89">
            <text:p><text:s/>1<text:s/></text:p>
          </table:table-cell>
          <table:table-cell office:value-type="float" office:value="1" table:style-name="ce90">
            <text:p><text:s/>1<text:s/></text:p>
          </table:table-cell>
          <table:table-cell office:value-type="float" office:value="227" table:style-name="ce90">
            <text:p><text:s/>227<text:s/></text:p>
          </table:table-cell>
          <table:table-cell office:value-type="float" office:value="174" table:style-name="ce90">
            <text:p><text:s/>174<text:s/></text:p>
          </table:table-cell>
          <table:table-cell office:value-type="float" office:value="109" table:style-name="ce90">
            <text:p><text:s/>109<text:s/></text:p>
          </table:table-cell>
          <table:table-cell office:value-type="float" office:value="133" table:style-name="ce90">
            <text:p><text:s/>133<text:s/></text:p>
          </table:table-cell>
          <table:table-cell office:value-type="float" office:value="35" table:style-name="ce90">
            <text:p><text:s/>35<text:s/></text:p>
          </table:table-cell>
          <table:table-cell office:value-type="float" office:value="29" table:style-name="ce91">
            <text:p><text:s/>29<text:s/></text:p>
          </table:table-cell>
          <table:table-cell table:style-name="ce92"/>
          <table:table-cell table:number-columns-repeated="5" table:style-name="ce93"/>
          <table:table-cell office:value-type="float" office:value="375" table:style-name="ce93">
            <text:p><text:s/>375<text:s/></text:p>
          </table:table-cell>
          <table:table-cell office:value-type="float" office:value="353" table:style-name="ce94">
            <text:p><text:s/>353<text:s/></text:p>
          </table:table-cell>
          <table:table-cell office:value-type="float" office:value="217" table:style-name="ce95">
            <text:p><text:s/>217<text:s/></text:p>
          </table:table-cell>
          <table:table-cell office:value-type="float" office:value="16" table:style-name="ce96">
            <text:p><text:s/>16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Supervisor Escolar</text:p>
          </table:table-cell>
          <table:table-cell table:style-name="ce83"/>
          <table:table-cell table:number-columns-repeated="6" table:style-name="ce84"/>
          <table:table-cell table:style-name="ce85"/>
          <table:table-cell office:value-type="float" office:value="148" table:style-name="ce86">
            <text:p><text:s/>148<text:s/></text:p>
          </table:table-cell>
          <table:table-cell office:value-type="float" office:value="110" table:style-name="ce87">
            <text:p><text:s/>110<text:s/></text:p>
          </table:table-cell>
          <table:table-cell office:value-type="float" office:value="37" table:style-name="ce87">
            <text:p><text:s/>37<text:s/></text:p>
          </table:table-cell>
          <table:table-cell office:value-type="float" office:value="25" table:style-name="ce87">
            <text:p><text:s/>25<text:s/></text:p>
          </table:table-cell>
          <table:table-cell office:value-type="float" office:value="12" table:style-name="ce87">
            <text:p><text:s/>12<text:s/></text:p>
          </table:table-cell>
          <table:table-cell office:value-type="float" office:value="12" table:style-name="ce87">
            <text:p><text:s/>12<text:s/></text:p>
          </table:table-cell>
          <table:table-cell office:value-type="float" office:value="175" table:style-name="ce87">
            <text:p><text:s/>175<text:s/></text:p>
          </table:table-cell>
          <table:table-cell office:value-type="float" office:value="110" table:style-name="ce88">
            <text:p><text:s/>110<text:s/></text:p>
          </table:table-cell>
          <table:table-cell office:value-type="float" office:value="5" table:style-name="ce89">
            <text:p><text:s/>5<text:s/></text:p>
          </table:table-cell>
          <table:table-cell office:value-type="float" office:value="3" table:style-name="ce90">
            <text:p><text:s/>3<text:s/></text:p>
          </table:table-cell>
          <table:table-cell office:value-type="float" office:value="53" table:style-name="ce90">
            <text:p><text:s/>53<text:s/></text:p>
          </table:table-cell>
          <table:table-cell office:value-type="float" office:value="43" table:style-name="ce90">
            <text:p><text:s/>43<text:s/></text:p>
          </table:table-cell>
          <table:table-cell office:value-type="float" office:value="8" table:style-name="ce90">
            <text:p><text:s/>8<text:s/></text:p>
          </table:table-cell>
          <table:table-cell office:value-type="float" office:value="14" table:style-name="ce90">
            <text:p><text:s/>14<text:s/></text:p>
          </table:table-cell>
          <table:table-cell table:style-name="ce90"/>
          <table:table-cell table:style-name="ce91"/>
          <table:table-cell table:style-name="ce92"/>
          <table:table-cell table:number-columns-repeated="6" table:style-name="ce93"/>
          <table:table-cell table:style-name="ce94"/>
          <table:table-cell office:value-type="float" office:value="61" table:style-name="ce95">
            <text:p><text:s/>61<text:s/></text:p>
          </table:table-cell>
          <table:table-cell office:value-type="float" office:value="1" table:style-name="ce96">
            <text:p><text:s/>1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Adjunto Ens.Fund. II e Médio *</text:p>
          </table:table-cell>
          <table:table-cell office:value-type="float" office:value="4695" table:style-name="ce83">
            <text:p><text:s/>4.695<text:s/></text:p>
          </table:table-cell>
          <table:table-cell office:value-type="float" office:value="91" table:style-name="ce84">
            <text:p><text:s/>91<text:s/></text:p>
          </table:table-cell>
          <table:table-cell office:value-type="float" office:value="3555" table:style-name="ce84">
            <text:p><text:s/>3.555<text:s/></text:p>
          </table:table-cell>
          <table:table-cell office:value-type="float" office:value="1875" table:style-name="ce84">
            <text:p><text:s/>1.875<text:s/></text:p>
          </table:table-cell>
          <table:table-cell office:value-type="float" office:value="836" table:style-name="ce84">
            <text:p><text:s/>836<text:s/></text:p>
          </table:table-cell>
          <table:table-cell office:value-type="float" office:value="536" table:style-name="ce84">
            <text:p><text:s/>536<text:s/></text:p>
          </table:table-cell>
          <table:table-cell office:value-type="float" office:value="13" table:style-name="ce84">
            <text:p><text:s/>13<text:s/></text:p>
          </table:table-cell>
          <table:table-cell office:value-type="float" office:value="36" table:style-name="ce85">
            <text:p><text:s/>36<text:s/></text:p>
          </table:table-cell>
          <table:table-cell office:value-type="float" office:value="2070" table:style-name="ce86">
            <text:p><text:s/>2.070<text:s/></text:p>
          </table:table-cell>
          <table:table-cell office:value-type="float" office:value="886" table:style-name="ce87">
            <text:p><text:s/>886<text:s/></text:p>
          </table:table-cell>
          <table:table-cell office:value-type="float" office:value="1592" table:style-name="ce87">
            <text:p><text:s/>1.592<text:s/></text:p>
          </table:table-cell>
          <table:table-cell office:value-type="float" office:value="1215" table:style-name="ce87">
            <text:p><text:s/>1.215<text:s/></text:p>
          </table:table-cell>
          <table:table-cell office:value-type="float" office:value="185" table:style-name="ce87">
            <text:p><text:s/>185<text:s/></text:p>
          </table:table-cell>
          <table:table-cell office:value-type="float" office:value="222" table:style-name="ce87">
            <text:p><text:s/>222<text:s/></text:p>
          </table:table-cell>
          <table:table-cell office:value-type="float" office:value="536" table:style-name="ce87">
            <text:p><text:s/>536<text:s/></text:p>
          </table:table-cell>
          <table:table-cell office:value-type="float" office:value="334" table:style-name="ce88">
            <text:p><text:s/>334<text:s/></text:p>
          </table:table-cell>
          <table:table-cell office:value-type="float" office:value="1197" table:style-name="ce89">
            <text:p><text:s/>1.197<text:s/></text:p>
          </table:table-cell>
          <table:table-cell office:value-type="float" office:value="783" table:style-name="ce90">
            <text:p><text:s/>783<text:s/></text:p>
          </table:table-cell>
          <table:table-cell table:number-columns-repeated="5" table:style-name="ce90"/>
          <table:table-cell table:style-name="ce91"/>
          <table:table-cell table:style-name="ce92"/>
          <table:table-cell table:number-columns-repeated="6" table:style-name="ce93"/>
          <table:table-cell table:style-name="ce94"/>
          <table:table-cell table:style-name="ce95"/>
          <table:table-cell table:style-name="ce96"/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Adjunto Ens.Fundamental I</text:p>
          </table:table-cell>
          <table:table-cell office:value-type="float" office:value="3373" table:style-name="ce83">
            <text:p><text:s/>3.373<text:s/></text:p>
          </table:table-cell>
          <table:table-cell office:value-type="float" office:value="152" table:style-name="ce84">
            <text:p><text:s/>152<text:s/></text:p>
          </table:table-cell>
          <table:table-cell office:value-type="float" office:value="2017" table:style-name="ce84">
            <text:p><text:s/>2.017<text:s/></text:p>
          </table:table-cell>
          <table:table-cell office:value-type="float" office:value="933" table:style-name="ce84">
            <text:p><text:s/>933<text:s/></text:p>
          </table:table-cell>
          <table:table-cell office:value-type="float" office:value="301" table:style-name="ce84">
            <text:p><text:s/>301<text:s/></text:p>
          </table:table-cell>
          <table:table-cell office:value-type="float" office:value="682" table:style-name="ce84">
            <text:p><text:s/>682<text:s/></text:p>
          </table:table-cell>
          <table:table-cell office:value-type="float" office:value="217" table:style-name="ce84">
            <text:p><text:s/>217<text:s/></text:p>
          </table:table-cell>
          <table:table-cell office:value-type="float" office:value="168" table:style-name="ce85">
            <text:p><text:s/>168<text:s/></text:p>
          </table:table-cell>
          <table:table-cell table:style-name="ce86"/>
          <table:table-cell table:style-name="ce87"/>
          <table:table-cell office:value-type="float" office:value="304" table:style-name="ce87">
            <text:p><text:s/>304<text:s/></text:p>
          </table:table-cell>
          <table:table-cell office:value-type="float" office:value="122" table:style-name="ce87">
            <text:p><text:s/>122<text:s/></text:p>
          </table:table-cell>
          <table:table-cell table:number-columns-repeated="3" table:style-name="ce87"/>
          <table:table-cell table:style-name="ce88"/>
          <table:table-cell table:style-name="ce89"/>
          <table:table-cell table:number-columns-repeated="6" table:style-name="ce90"/>
          <table:table-cell table:style-name="ce91"/>
          <table:table-cell table:style-name="ce92"/>
          <table:table-cell table:number-columns-repeated="6" table:style-name="ce93"/>
          <table:table-cell table:style-name="ce94"/>
          <table:table-cell table:style-name="ce95"/>
          <table:table-cell table:style-name="ce96"/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Adjunto de Educação Infantil ****</text:p>
          </table:table-cell>
          <table:table-cell office:value-type="float" office:value="553" table:style-name="ce83">
            <text:p><text:s/>553<text:s/></text:p>
          </table:table-cell>
          <table:table-cell office:value-type="float" office:value="38" table:style-name="ce84">
            <text:p><text:s/>38<text:s/></text:p>
          </table:table-cell>
          <table:table-cell office:value-type="float" office:value="3274" table:style-name="ce84">
            <text:p><text:s/>3.274<text:s/></text:p>
          </table:table-cell>
          <table:table-cell office:value-type="float" office:value="1782" table:style-name="ce84">
            <text:p><text:s/>1.782<text:s/></text:p>
          </table:table-cell>
          <table:table-cell office:value-type="float" office:value="251" table:style-name="ce84">
            <text:p><text:s/>251<text:s/></text:p>
          </table:table-cell>
          <table:table-cell office:value-type="float" office:value="932" table:style-name="ce84">
            <text:p><text:s/>932<text:s/></text:p>
          </table:table-cell>
          <table:table-cell table:style-name="ce84"/>
          <table:table-cell table:style-name="ce85"/>
          <table:table-cell table:style-name="ce86"/>
          <table:table-cell table:style-name="ce87"/>
          <table:table-cell office:value-type="float" office:value="324" table:style-name="ce87">
            <text:p><text:s/>324<text:s/></text:p>
          </table:table-cell>
          <table:table-cell office:value-type="float" office:value="29" table:style-name="ce87">
            <text:p><text:s/>29<text:s/></text:p>
          </table:table-cell>
          <table:table-cell office:value-type="float" office:value="962" table:style-name="ce87">
            <text:p><text:s/>962<text:s/></text:p>
          </table:table-cell>
          <table:table-cell office:value-type="float" office:value="566" table:style-name="ce87">
            <text:p><text:s/>566<text:s/></text:p>
          </table:table-cell>
          <table:table-cell table:style-name="ce87"/>
          <table:table-cell table:style-name="ce88"/>
          <table:table-cell table:style-name="ce89"/>
          <table:table-cell table:number-columns-repeated="6" table:style-name="ce90"/>
          <table:table-cell table:style-name="ce91"/>
          <table:table-cell table:style-name="ce92"/>
          <table:table-cell table:number-columns-repeated="6" table:style-name="ce93"/>
          <table:table-cell table:style-name="ce94"/>
          <table:table-cell table:style-name="ce95"/>
          <table:table-cell table:style-name="ce96"/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Prof.Educ.Infantil e Ens.Fund.I **</text:p>
          </table:table-cell>
          <table:table-cell office:value-type="float" office:value="5800" table:style-name="ce83">
            <text:p><text:s/>5.800<text:s/></text:p>
          </table:table-cell>
          <table:table-cell office:value-type="float" office:value="192" table:style-name="ce84">
            <text:p><text:s/>192<text:s/></text:p>
          </table:table-cell>
          <table:table-cell office:value-type="float" office:value="2789" table:style-name="ce84">
            <text:p><text:s/>2.789<text:s/></text:p>
          </table:table-cell>
          <table:table-cell office:value-type="float" office:value="2188" table:style-name="ce84">
            <text:p><text:s/>2.188<text:s/></text:p>
          </table:table-cell>
          <table:table-cell office:value-type="float" office:value="1586" table:style-name="ce84">
            <text:p><text:s/>1.586<text:s/></text:p>
          </table:table-cell>
          <table:table-cell office:value-type="float" office:value="1407" table:style-name="ce84">
            <text:p><text:s/>1.407<text:s/></text:p>
          </table:table-cell>
          <table:table-cell office:value-type="float" office:value="79" table:style-name="ce84">
            <text:p><text:s/>79<text:s/></text:p>
          </table:table-cell>
          <table:table-cell office:value-type="float" office:value="225" table:style-name="ce85">
            <text:p><text:s/>225<text:s/></text:p>
          </table:table-cell>
          <table:table-cell office:value-type="float" office:value="1805" table:style-name="ce86">
            <text:p><text:s/>1.805<text:s/></text:p>
          </table:table-cell>
          <table:table-cell office:value-type="float" office:value="198" table:style-name="ce87">
            <text:p><text:s/>198<text:s/></text:p>
          </table:table-cell>
          <table:table-cell office:value-type="float" office:value="760" table:style-name="ce87">
            <text:p><text:s/>760<text:s/></text:p>
          </table:table-cell>
          <table:table-cell office:value-type="float" office:value="1856" table:style-name="ce87">
            <text:p><text:s/>1.856<text:s/></text:p>
          </table:table-cell>
          <table:table-cell table:number-columns-repeated="2" table:style-name="ce87"/>
          <table:table-cell office:value-type="float" office:value="3263" table:style-name="ce87">
            <text:p><text:s/>3.263<text:s/></text:p>
          </table:table-cell>
          <table:table-cell office:value-type="float" office:value="2461" table:style-name="ce88">
            <text:p><text:s/>2.461<text:s/></text:p>
          </table:table-cell>
          <table:table-cell office:value-type="float" office:value="1318" table:style-name="ce89">
            <text:p><text:s/>1.318<text:s/></text:p>
          </table:table-cell>
          <table:table-cell office:value-type="float" office:value="1019" table:style-name="ce90">
            <text:p><text:s/>1.019<text:s/></text:p>
          </table:table-cell>
          <table:table-cell office:value-type="float" office:value="3548" table:style-name="ce90">
            <text:p><text:s/>3.548<text:s/></text:p>
          </table:table-cell>
          <table:table-cell office:value-type="float" office:value="3073" table:style-name="ce90">
            <text:p><text:s/>3.073<text:s/></text:p>
          </table:table-cell>
          <table:table-cell office:value-type="float" office:value="1630" table:style-name="ce90">
            <text:p><text:s/>1.630<text:s/></text:p>
          </table:table-cell>
          <table:table-cell office:value-type="float" office:value="1454" table:style-name="ce90">
            <text:p><text:s/>1.454<text:s/></text:p>
          </table:table-cell>
          <table:table-cell office:value-type="float" office:value="968" table:style-name="ce90">
            <text:p><text:s/>968<text:s/></text:p>
          </table:table-cell>
          <table:table-cell office:value-type="float" office:value="847" table:style-name="ce91">
            <text:p><text:s/>847<text:s/></text:p>
          </table:table-cell>
          <table:table-cell office:value-type="float" office:value="2085" table:style-name="ce92">
            <text:p><text:s/>2.085<text:s/></text:p>
          </table:table-cell>
          <table:table-cell office:value-type="float" office:value="1122" table:style-name="ce93">
            <text:p><text:s/>1.122<text:s/></text:p>
          </table:table-cell>
          <table:table-cell office:value-type="float" office:value="3718" table:style-name="ce93">
            <text:p><text:s/>3.718<text:s/></text:p>
          </table:table-cell>
          <table:table-cell office:value-type="float" office:value="650" table:style-name="ce93">
            <text:p><text:s/>650<text:s/></text:p>
          </table:table-cell>
          <table:table-cell office:value-type="float" office:value="2475" table:style-name="ce93">
            <text:p><text:s/>2.475<text:s/></text:p>
          </table:table-cell>
          <table:table-cell office:value-type="float" office:value="5652" table:style-name="ce93">
            <text:p><text:s/>5.652<text:s/></text:p>
          </table:table-cell>
          <table:table-cell office:value-type="float" office:value="2006" table:style-name="ce93">
            <text:p><text:s/>2.006<text:s/></text:p>
          </table:table-cell>
          <table:table-cell office:value-type="float" office:value="1529" table:style-name="ce94">
            <text:p><text:s/>1.529<text:s/></text:p>
          </table:table-cell>
          <table:table-cell office:value-type="float" office:value="2863" table:style-name="ce95">
            <text:p><text:s/>2.863<text:s/></text:p>
          </table:table-cell>
          <table:table-cell office:value-type="float" office:value="2722" table:style-name="ce96">
            <text:p><text:s/>2.722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Prof.Ens.Fund.II e Médio ***</text:p>
          </table:table-cell>
          <table:table-cell office:value-type="float" office:value="1968" table:style-name="ce83">
            <text:p><text:s/>1.968<text:s/></text:p>
          </table:table-cell>
          <table:table-cell office:value-type="float" office:value="143" table:style-name="ce84">
            <text:p><text:s/>143<text:s/></text:p>
          </table:table-cell>
          <table:table-cell office:value-type="float" office:value="3461" table:style-name="ce84">
            <text:p><text:s/>3.461<text:s/></text:p>
          </table:table-cell>
          <table:table-cell office:value-type="float" office:value="2740" table:style-name="ce84">
            <text:p><text:s/>2.740<text:s/></text:p>
          </table:table-cell>
          <table:table-cell office:value-type="float" office:value="644" table:style-name="ce84">
            <text:p><text:s/>644<text:s/></text:p>
          </table:table-cell>
          <table:table-cell office:value-type="float" office:value="615" table:style-name="ce84">
            <text:p><text:s/>615<text:s/></text:p>
          </table:table-cell>
          <table:table-cell office:value-type="float" office:value="148" table:style-name="ce84">
            <text:p><text:s/>148<text:s/></text:p>
          </table:table-cell>
          <table:table-cell office:value-type="float" office:value="164" table:style-name="ce85">
            <text:p><text:s/>164<text:s/></text:p>
          </table:table-cell>
          <table:table-cell office:value-type="float" office:value="1299" table:style-name="ce86">
            <text:p><text:s/>1.299<text:s/></text:p>
          </table:table-cell>
          <table:table-cell office:value-type="float" office:value="989" table:style-name="ce87">
            <text:p><text:s/>989<text:s/></text:p>
          </table:table-cell>
          <table:table-cell office:value-type="float" office:value="49" table:style-name="ce87">
            <text:p><text:s/>49<text:s/></text:p>
          </table:table-cell>
          <table:table-cell office:value-type="float" office:value="48" table:style-name="ce87">
            <text:p><text:s/>48<text:s/></text:p>
          </table:table-cell>
          <table:table-cell table:number-columns-repeated="2" table:style-name="ce87"/>
          <table:table-cell office:value-type="float" office:value="2243" table:style-name="ce87">
            <text:p><text:s/>2.243<text:s/></text:p>
          </table:table-cell>
          <table:table-cell office:value-type="float" office:value="1673" table:style-name="ce88">
            <text:p><text:s/>1.673<text:s/></text:p>
          </table:table-cell>
          <table:table-cell office:value-type="float" office:value="743" table:style-name="ce89">
            <text:p><text:s/>743<text:s/></text:p>
          </table:table-cell>
          <table:table-cell office:value-type="float" office:value="534" table:style-name="ce90">
            <text:p><text:s/>534<text:s/></text:p>
          </table:table-cell>
          <table:table-cell office:value-type="float" office:value="4185" table:style-name="ce90">
            <text:p><text:s/>4.185<text:s/></text:p>
          </table:table-cell>
          <table:table-cell office:value-type="float" office:value="3240" table:style-name="ce90">
            <text:p><text:s/>3.240<text:s/></text:p>
          </table:table-cell>
          <table:table-cell office:value-type="float" office:value="2649" table:style-name="ce90">
            <text:p><text:s/>2.649<text:s/></text:p>
          </table:table-cell>
          <table:table-cell office:value-type="float" office:value="443" table:style-name="ce90">
            <text:p><text:s/>443<text:s/></text:p>
          </table:table-cell>
          <table:table-cell office:value-type="float" office:value="704" table:style-name="ce90">
            <text:p><text:s/>704<text:s/></text:p>
          </table:table-cell>
          <table:table-cell office:value-type="float" office:value="2938" table:style-name="ce91">
            <text:p><text:s/>2.938<text:s/></text:p>
          </table:table-cell>
          <table:table-cell office:value-type="float" office:value="2506" table:style-name="ce92">
            <text:p><text:s/>2.506<text:s/></text:p>
          </table:table-cell>
          <table:table-cell office:value-type="float" office:value="2248" table:style-name="ce93">
            <text:p><text:s/>2.248<text:s/></text:p>
          </table:table-cell>
          <table:table-cell office:value-type="float" office:value="743" table:style-name="ce93">
            <text:p><text:s/>743<text:s/></text:p>
          </table:table-cell>
          <table:table-cell office:value-type="float" office:value="553" table:style-name="ce93">
            <text:p><text:s/>553<text:s/></text:p>
          </table:table-cell>
          <table:table-cell office:value-type="float" office:value="299" table:style-name="ce93">
            <text:p><text:s/>299<text:s/></text:p>
          </table:table-cell>
          <table:table-cell office:value-type="float" office:value="304" table:style-name="ce93">
            <text:p><text:s/>304<text:s/></text:p>
          </table:table-cell>
          <table:table-cell table:style-name="ce93"/>
          <table:table-cell table:style-name="ce94"/>
          <table:table-cell office:value-type="float" office:value="3754" table:style-name="ce95">
            <text:p><text:s/>3.754<text:s/></text:p>
          </table:table-cell>
          <table:table-cell office:value-type="float" office:value="3199" table:style-name="ce96">
            <text:p><text:s/>3.199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7">
            <text:p>Professor de Educação Infantil</text:p>
          </table:table-cell>
          <table:table-cell table:style-name="ce83"/>
          <table:table-cell table:number-columns-repeated="5" table:style-name="ce84"/>
          <table:table-cell office:value-type="float" office:value="4609" table:style-name="ce84">
            <text:p><text:s/>4.609<text:s/></text:p>
          </table:table-cell>
          <table:table-cell office:value-type="float" office:value="2956" table:style-name="ce85">
            <text:p><text:s/>2.956<text:s/></text:p>
          </table:table-cell>
          <table:table-cell office:value-type="float" office:value="1488" table:style-name="ce86">
            <text:p><text:s/>1.488<text:s/></text:p>
          </table:table-cell>
          <table:table-cell office:value-type="float" office:value="1496" table:style-name="ce87">
            <text:p><text:s/>1.496<text:s/></text:p>
          </table:table-cell>
          <table:table-cell office:value-type="float" office:value="1277" table:style-name="ce87">
            <text:p><text:s/>1.277<text:s/></text:p>
          </table:table-cell>
          <table:table-cell office:value-type="float" office:value="920" table:style-name="ce87">
            <text:p><text:s/>920<text:s/></text:p>
          </table:table-cell>
          <table:table-cell office:value-type="float" office:value="899" table:style-name="ce87">
            <text:p><text:s/>899<text:s/></text:p>
          </table:table-cell>
          <table:table-cell office:value-type="float" office:value="646" table:style-name="ce87">
            <text:p><text:s/>646<text:s/></text:p>
          </table:table-cell>
          <table:table-cell office:value-type="float" office:value="2125" table:style-name="ce87">
            <text:p><text:s/>2.125<text:s/></text:p>
          </table:table-cell>
          <table:table-cell office:value-type="float" office:value="1451" table:style-name="ce88">
            <text:p><text:s/>1.451<text:s/></text:p>
          </table:table-cell>
          <table:table-cell office:value-type="float" office:value="146" table:style-name="ce89">
            <text:p><text:s/>146<text:s/></text:p>
          </table:table-cell>
          <table:table-cell office:value-type="float" office:value="94" table:style-name="ce90">
            <text:p><text:s/>94<text:s/></text:p>
          </table:table-cell>
          <table:table-cell office:value-type="float" office:value="806" table:style-name="ce90">
            <text:p><text:s/>806<text:s/></text:p>
          </table:table-cell>
          <table:table-cell office:value-type="float" office:value="637" table:style-name="ce90">
            <text:p><text:s/>637<text:s/></text:p>
          </table:table-cell>
          <table:table-cell office:value-type="float" office:value="1042" table:style-name="ce90">
            <text:p><text:s/>1.042<text:s/></text:p>
          </table:table-cell>
          <table:table-cell office:value-type="float" office:value="832" table:style-name="ce90">
            <text:p><text:s/>832<text:s/></text:p>
          </table:table-cell>
          <table:table-cell office:value-type="float" office:value="863" table:style-name="ce90">
            <text:p><text:s/>863<text:s/></text:p>
          </table:table-cell>
          <table:table-cell office:value-type="float" office:value="736" table:style-name="ce91">
            <text:p><text:s/>736<text:s/></text:p>
          </table:table-cell>
          <table:table-cell office:value-type="float" office:value="1086" table:style-name="ce92">
            <text:p><text:s/>1.086<text:s/></text:p>
          </table:table-cell>
          <table:table-cell office:value-type="float" office:value="644" table:style-name="ce93">
            <text:p><text:s/>644<text:s/></text:p>
          </table:table-cell>
          <table:table-cell office:value-type="float" office:value="1736" table:style-name="ce93">
            <text:p><text:s/>1.736<text:s/></text:p>
          </table:table-cell>
          <table:table-cell office:value-type="float" office:value="1505" table:style-name="ce93">
            <text:p><text:s/>1.505<text:s/></text:p>
          </table:table-cell>
          <table:table-cell office:value-type="float" office:value="72" table:style-name="ce93">
            <text:p><text:s/>72<text:s/></text:p>
          </table:table-cell>
          <table:table-cell office:value-type="float" office:value="102" table:style-name="ce93">
            <text:p><text:s/>102<text:s/></text:p>
          </table:table-cell>
          <table:table-cell office:value-type="float" office:value="1249" table:style-name="ce93">
            <text:p><text:s/>1.249<text:s/></text:p>
          </table:table-cell>
          <table:table-cell office:value-type="float" office:value="1184" table:style-name="ce94">
            <text:p><text:s/>1.184<text:s/></text:p>
          </table:table-cell>
          <table:table-cell office:value-type="float" office:value="1803" table:style-name="ce95">
            <text:p><text:s/>1.803<text:s/></text:p>
          </table:table-cell>
          <table:table-cell office:value-type="float" office:value="1666" table:style-name="ce96">
            <text:p><text:s/>1.666<text:s/></text:p>
          </table:table-cell>
          <table:table-cell table:style-name="ce11"/>
          <table:table-cell table:number-columns-repeated="16348"/>
        </table:table-row>
        <table:table-row table:style-name="ro2">
          <table:table-cell office:value-type="string" table:style-name="ce18">
            <text:p>total</text:p>
          </table:table-cell>
          <table:table-cell office:value-type="float" office:value="16838" table:formula="of:=SUM([.B10:.B18])" table:style-name="ce97">
            <text:p><text:s/>16.838<text:s/></text:p>
          </table:table-cell>
          <table:table-cell office:value-type="float" office:value="864" table:formula="of:=SUM([.C10:.C18])" table:style-name="ce98">
            <text:p><text:s/>864<text:s/></text:p>
          </table:table-cell>
          <table:table-cell office:value-type="float" office:value="15185" table:formula="of:=SUM([.D10:.D18])" table:style-name="ce98">
            <text:p><text:s/>15.185<text:s/></text:p>
          </table:table-cell>
          <table:table-cell office:value-type="float" office:value="9617" table:formula="of:=SUM([.E10:.E18])" table:style-name="ce98">
            <text:p><text:s/>9.617<text:s/></text:p>
          </table:table-cell>
          <table:table-cell office:value-type="float" office:value="4291" table:formula="of:=SUM([.F10:.F18])" table:style-name="ce98">
            <text:p><text:s/>4.291<text:s/></text:p>
          </table:table-cell>
          <table:table-cell office:value-type="float" office:value="4654" table:formula="of:=SUM([.G10:.G18])" table:style-name="ce98">
            <text:p><text:s/>4.654<text:s/></text:p>
          </table:table-cell>
          <table:table-cell office:value-type="float" office:value="5211" table:formula="of:=SUM([.H10:.H18])" table:style-name="ce98">
            <text:p><text:s/>5.211<text:s/></text:p>
          </table:table-cell>
          <table:table-cell office:value-type="float" office:value="3642" table:formula="of:=SUM([.I10:.I18])" table:style-name="ce99">
            <text:p><text:s/>3.642<text:s/></text:p>
          </table:table-cell>
          <table:table-cell office:value-type="float" office:value="7264" table:formula="of:=SUM([.J10:.J18])" table:style-name="ce100">
            <text:p><text:s/>7.264<text:s/></text:p>
          </table:table-cell>
          <table:table-cell office:value-type="float" office:value="4033" table:formula="of:=SUM([.K10:.K18])" table:style-name="ce101">
            <text:p><text:s/>4.033<text:s/></text:p>
          </table:table-cell>
          <table:table-cell office:value-type="float" office:value="4510" table:formula="of:=SUM([.L10:.L18])" table:style-name="ce101">
            <text:p><text:s/>4.510<text:s/></text:p>
          </table:table-cell>
          <table:table-cell office:value-type="float" office:value="4326" table:formula="of:=SUM([.M10:.M18])" table:style-name="ce101">
            <text:p><text:s/>4.326<text:s/></text:p>
          </table:table-cell>
          <table:table-cell office:value-type="float" office:value="2167" table:formula="of:=SUM([.N10:.N18])" table:style-name="ce101">
            <text:p><text:s/>2.167<text:s/></text:p>
          </table:table-cell>
          <table:table-cell office:value-type="float" office:value="1538" table:formula="of:=SUM([.O10:.O18])" table:style-name="ce101">
            <text:p><text:s/>1.538<text:s/></text:p>
          </table:table-cell>
          <table:table-cell office:value-type="float" office:value="9136" table:formula="of:=SUM([.P10:.P18])" table:style-name="ce101">
            <text:p><text:s/>9.136<text:s/></text:p>
          </table:table-cell>
          <table:table-cell office:value-type="float" office:value="6616" table:formula="of:=SUM([.Q10:.Q18])" table:style-name="ce102">
            <text:p><text:s/>6.616<text:s/></text:p>
          </table:table-cell>
          <table:table-cell office:value-type="float" office:value="3448" table:formula="of:=SUM([.R10:.R18])" table:style-name="ce103">
            <text:p><text:s/>3.448<text:s/></text:p>
          </table:table-cell>
          <table:table-cell office:value-type="float" office:value="2468" table:formula="of:=SUM([.S10:.S18])" table:style-name="ce104">
            <text:p><text:s/>2.468<text:s/></text:p>
          </table:table-cell>
          <table:table-cell office:value-type="float" office:value="9285" table:formula="of:=SUM([.T10:.T18])" table:style-name="ce104">
            <text:p><text:s/>9.285<text:s/></text:p>
          </table:table-cell>
          <table:table-cell office:value-type="float" office:value="7570" table:formula="of:=SUM([.U10:.U18])" table:style-name="ce104">
            <text:p><text:s/>7.570<text:s/></text:p>
          </table:table-cell>
          <table:table-cell office:value-type="float" office:value="5445" table:formula="of:=SUM([.V10:.V18])" table:style-name="ce104">
            <text:p><text:s/>5.445<text:s/></text:p>
          </table:table-cell>
          <table:table-cell office:value-type="float" office:value="2898" table:formula="of:=SUM([.W10:.W18])" table:style-name="ce104">
            <text:p><text:s/>2.898<text:s/></text:p>
          </table:table-cell>
          <table:table-cell office:value-type="float" office:value="2929" table:formula="of:=SUM([.X10:.X18])" table:style-name="ce104">
            <text:p><text:s/>2.929<text:s/></text:p>
          </table:table-cell>
          <table:table-cell office:value-type="float" office:value="4859" table:formula="of:=SUM([.Y10:.Y18])" table:style-name="ce105">
            <text:p><text:s/>4.859<text:s/></text:p>
          </table:table-cell>
          <table:table-cell office:value-type="float" office:value="5862" table:formula="of:=SUM([.Z10:.Z18])" table:style-name="ce106">
            <text:p><text:s/>5.862<text:s/></text:p>
          </table:table-cell>
          <table:table-cell office:value-type="float" office:value="4143" table:formula="of:=SUM([.AA10:.AA18])" table:style-name="ce107">
            <text:p><text:s/>4.143<text:s/></text:p>
          </table:table-cell>
          <table:table-cell office:value-type="float" office:value="6292" table:formula="of:=SUM([.AB10:.AB18])" table:style-name="ce107">
            <text:p><text:s/>6.292<text:s/></text:p>
          </table:table-cell>
          <table:table-cell office:value-type="float" office:value="2819" table:formula="of:=SUM([.AC10:.AC18])" table:style-name="ce107">
            <text:p><text:s/>2.819<text:s/></text:p>
          </table:table-cell>
          <table:table-cell office:value-type="float" office:value="2865" table:formula="of:=SUM([.AD10:.AD18])" table:style-name="ce107">
            <text:p><text:s/>2.865<text:s/></text:p>
          </table:table-cell>
          <table:table-cell office:value-type="float" office:value="6081" table:formula="of:=SUM([.AE10:.AE18])" table:style-name="ce107">
            <text:p><text:s/>6.081<text:s/></text:p>
          </table:table-cell>
          <table:table-cell office:value-type="float" office:value="3725" table:formula="of:=SUM([.AF10:.AF18])" table:style-name="ce107">
            <text:p><text:s/>3.725<text:s/></text:p>
          </table:table-cell>
          <table:table-cell office:value-type="float" office:value="3156" table:formula="of:=SUM([.AG10:.AG18])" table:style-name="ce108">
            <text:p><text:s/>3.156<text:s/></text:p>
          </table:table-cell>
          <table:table-cell office:value-type="float" office:value="8698" table:formula="of:=SUM([.AH10:.AH18])" table:style-name="ce109">
            <text:p><text:s/>8.698<text:s/></text:p>
          </table:table-cell>
          <table:table-cell office:value-type="float" office:value="7604" table:formula="of:=SUM([.AI10:.AI18])" table:style-name="ce110">
            <text:p><text:s/>7.604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12">
            <text:p>Observações: até 2008</text:p>
          </table:table-cell>
          <table:table-cell table:number-columns-repeated="25" table:style-name="ce12"/>
          <table:table-cell table:number-columns-repeated="5" table:style-name="ce13"/>
          <table:table-cell table:number-columns-repeated="4" table:style-name="ce6"/>
          <table:table-cell table:style-name="ce11"/>
          <table:table-cell table:number-columns-repeated="16348"/>
        </table:table-row>
        <table:table-row table:style-name="ro1">
          <table:table-cell office:value-type="string" table:style-name="ce14">
            <text:p>* Adjunto Ens.Fund.II + Adjunto de EnsinoMédio</text:p>
          </table:table-cell>
          <table:table-cell table:style-name="ce14"/>
          <table:table-cell table:number-columns-repeated="24" table:style-name="ce12"/>
          <table:table-cell table:number-columns-repeated="5" table:style-name="ce13"/>
          <table:table-cell table:number-columns-repeated="4" table:style-name="ce6"/>
          <table:table-cell table:style-name="ce11"/>
          <table:table-cell table:number-columns-repeated="16348"/>
        </table:table-row>
        <table:table-row table:style-name="ro1">
          <table:table-cell office:value-type="string" table:style-name="ce4">
            <text:p>** Titulares de Educ.Infantil + Titulares de Ens.Fund.I+Ti.Def.Aud.</text:p>
          </table:table-cell>
          <table:table-cell table:style-name="ce4"/>
          <table:table-cell table:number-columns-repeated="33" table:style-name="ce6"/>
          <table:table-cell table:style-name="ce11"/>
          <table:table-cell table:number-columns-repeated="16348"/>
        </table:table-row>
        <table:table-row table:style-name="ro1">
          <table:table-cell office:value-type="string" table:style-name="ce4">
            <text:p>*** Titulares de Ens.Fund.II + Titulares de Ensino Médio</text:p>
          </table:table-cell>
          <table:table-cell table:style-name="ce4"/>
          <table:table-cell table:number-columns-repeated="33" table:style-name="ce6"/>
          <table:table-cell table:style-name="ce11"/>
          <table:table-cell table:number-columns-repeated="16348"/>
        </table:table-row>
        <table:table-row table:style-name="ro1">
          <table:table-cell office:value-type="string" table:style-name="ce4">
            <text:p>**** Adjunto <text:s/>de Ed.Infantil + Adjunto Def.Auditivos</text:p>
          </table:table-cell>
          <table:table-cell table:style-name="ce4"/>
          <table:table-cell table:number-columns-repeated="33" table:style-name="ce6"/>
          <table:table-cell table:style-name="ce11"/>
          <table:table-cell table:number-columns-repeated="16348"/>
        </table:table-row>
        <table:table-row table:style-name="ro1">
          <table:table-cell table:number-columns-repeated="2" table:style-name="ce4"/>
          <table:table-cell table:number-columns-repeated="33" table:style-name="ce6"/>
          <table:table-cell table:style-name="ce11"/>
          <table:table-cell table:number-columns-repeated="16348"/>
        </table:table-row>
        <table:table-row table:style-name="ro2">
          <table:table-cell office:value-type="string" table:style-name="ce52">
            <text:p>b) Quadro de Apoio à Educação</text:p>
          </table:table-cell>
          <table:table-cell table:number-columns-repeated="34" table:style-name="ce6"/>
          <table:table-cell table:style-name="ce11"/>
          <table:table-cell table:number-columns-repeated="16348"/>
        </table:table-row>
        <table:table-row table:style-name="ro1">
          <table:table-cell table:style-name="ce6"/>
          <table:table-cell office:value-type="float" office:value="2001" table:number-columns-spanned="2" table:number-rows-spanned="1" table:style-name="ce59">
            <text:p>2001</text:p>
          </table:table-cell>
          <table:covered-table-cell/>
          <table:table-cell office:value-type="float" office:value="2002" table:number-columns-spanned="2" table:number-rows-spanned="1" table:style-name="ce57">
            <text:p>2002</text:p>
          </table:table-cell>
          <table:covered-table-cell/>
          <table:table-cell office:value-type="float" office:value="2003" table:number-columns-spanned="2" table:number-rows-spanned="1" table:style-name="ce57">
            <text:p>2003</text:p>
          </table:table-cell>
          <table:covered-table-cell/>
          <table:table-cell office:value-type="float" office:value="2004" table:number-columns-spanned="2" table:number-rows-spanned="1" table:style-name="ce58">
            <text:p>2004</text:p>
          </table:table-cell>
          <table:covered-table-cell/>
          <table:table-cell office:value-type="float" office:value="2005" table:number-columns-spanned="2" table:number-rows-spanned="1" table:style-name="ce59">
            <text:p>2005</text:p>
          </table:table-cell>
          <table:covered-table-cell/>
          <table:table-cell office:value-type="float" office:value="2006" table:number-columns-spanned="2" table:number-rows-spanned="1" table:style-name="ce57">
            <text:p>2006</text:p>
          </table:table-cell>
          <table:covered-table-cell/>
          <table:table-cell office:value-type="float" office:value="2007" table:number-columns-spanned="2" table:number-rows-spanned="1" table:style-name="ce57">
            <text:p>2007</text:p>
          </table:table-cell>
          <table:covered-table-cell/>
          <table:table-cell office:value-type="float" office:value="2008" table:number-columns-spanned="2" table:number-rows-spanned="1" table:style-name="ce58">
            <text:p>2008</text:p>
          </table:table-cell>
          <table:covered-table-cell/>
          <table:table-cell office:value-type="float" office:value="2009" table:number-columns-spanned="2" table:number-rows-spanned="1" table:style-name="ce59">
            <text:p>2009</text:p>
          </table:table-cell>
          <table:covered-table-cell/>
          <table:table-cell office:value-type="float" office:value="2010" table:number-columns-spanned="2" table:number-rows-spanned="1" table:style-name="ce57">
            <text:p>2010</text:p>
          </table:table-cell>
          <table:covered-table-cell/>
          <table:table-cell office:value-type="float" office:value="2011" table:number-columns-spanned="2" table:number-rows-spanned="1" table:style-name="ce57">
            <text:p>2011</text:p>
          </table:table-cell>
          <table:covered-table-cell/>
          <table:table-cell office:value-type="float" office:value="2012" table:number-columns-spanned="2" table:number-rows-spanned="1" table:style-name="ce58">
            <text:p>2012</text:p>
          </table:table-cell>
          <table:covered-table-cell/>
          <table:table-cell office:value-type="float" office:value="2013" table:number-columns-spanned="2" table:number-rows-spanned="1" table:style-name="ce59">
            <text:p>2013</text:p>
          </table:table-cell>
          <table:covered-table-cell/>
          <table:table-cell office:value-type="float" office:value="2014" table:number-columns-spanned="2" table:number-rows-spanned="1" table:style-name="ce57">
            <text:p>2014</text:p>
          </table:table-cell>
          <table:covered-table-cell/>
          <table:table-cell office:value-type="float" office:value="2015" table:number-columns-spanned="2" table:number-rows-spanned="1" table:style-name="ce57">
            <text:p>2015</text:p>
          </table:table-cell>
          <table:covered-table-cell/>
          <table:table-cell office:value-type="float" office:value="2016" table:number-columns-spanned="2" table:number-rows-spanned="1" table:style-name="ce58">
            <text:p>2016</text:p>
          </table:table-cell>
          <table:covered-table-cell/>
          <table:table-cell office:value-type="float" office:value="2017" table:number-columns-spanned="2" table:number-rows-spanned="1" table:style-name="ce130">
            <text:p>2017</text:p>
          </table:table-cell>
          <table:covered-table-cell/>
          <table:table-cell table:style-name="ce11"/>
          <table:table-cell table:number-columns-repeated="16348"/>
        </table:table-row>
        <table:table-row table:style-name="ro2">
          <table:table-cell office:value-type="string" table:style-name="ce7">
            <text:p>cargo</text:p>
          </table:table-cell>
          <table:table-cell office:value-type="string" table:style-name="ce19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1">
            <text:p>nom.</text:p>
          </table:table-cell>
          <table:table-cell office:value-type="string" table:style-name="ce22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4">
            <text:p>nom.</text:p>
          </table:table-cell>
          <table:table-cell office:value-type="string" table:style-name="ce31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3">
            <text:p>nom.</text:p>
          </table:table-cell>
          <table:table-cell office:value-type="string" table:style-name="ce38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41">
            <text:p>conv.</text:p>
          </table:table-cell>
          <table:table-cell office:value-type="string" table:style-name="ce42">
            <text:p>nom.</text:p>
          </table:table-cell>
          <table:table-cell office:value-type="string" table:style-name="ce48">
            <text:p>conv.</text:p>
          </table:table-cell>
          <table:table-cell office:value-type="string" table:style-name="ce49">
            <text:p>nom.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8">
            <text:p>Auxiliar Técnico de Educação<text:s/></text:p>
          </table:table-cell>
          <table:table-cell table:number-columns-repeated="4" table:style-name="ce84"/>
          <table:table-cell office:value-type="float" office:value="5577" table:style-name="ce84">
            <text:p><text:s/>5.577<text:s/></text:p>
          </table:table-cell>
          <table:table-cell office:value-type="float" office:value="3672" table:style-name="ce84">
            <text:p><text:s/>3.672<text:s/></text:p>
          </table:table-cell>
          <table:table-cell office:value-type="float" office:value="95" table:style-name="ce84">
            <text:p><text:s/>95<text:s/></text:p>
          </table:table-cell>
          <table:table-cell office:value-type="float" office:value="220" table:style-name="ce84">
            <text:p><text:s/>220<text:s/></text:p>
          </table:table-cell>
          <table:table-cell table:number-columns-repeated="6" table:style-name="ce87"/>
          <table:table-cell office:value-type="float" office:value="3987" table:style-name="ce87">
            <text:p><text:s/>3.987<text:s/></text:p>
          </table:table-cell>
          <table:table-cell office:value-type="float" office:value="3359" table:style-name="ce87">
            <text:p><text:s/>3.359<text:s/></text:p>
          </table:table-cell>
          <table:table-cell office:value-type="float" office:value="2869" table:style-name="ce90">
            <text:p><text:s/>2.869<text:s/></text:p>
          </table:table-cell>
          <table:table-cell office:value-type="float" office:value="1707" table:style-name="ce90">
            <text:p><text:s/>1.707<text:s/></text:p>
          </table:table-cell>
          <table:table-cell office:value-type="float" office:value="392" table:style-name="ce90">
            <text:p><text:s/>392<text:s/></text:p>
          </table:table-cell>
          <table:table-cell office:value-type="float" office:value="767" table:style-name="ce90">
            <text:p><text:s/>767<text:s/></text:p>
          </table:table-cell>
          <table:table-cell office:value-type="float" office:value="860" table:style-name="ce90">
            <text:p><text:s/>860<text:s/></text:p>
          </table:table-cell>
          <table:table-cell table:style-name="ce90"/>
          <table:table-cell office:value-type="float" office:value="700" table:style-name="ce90">
            <text:p><text:s/>700<text:s/></text:p>
          </table:table-cell>
          <table:table-cell office:value-type="float" office:value="951" table:style-name="ce90">
            <text:p><text:s/>951<text:s/></text:p>
          </table:table-cell>
          <table:table-cell table:number-columns-repeated="2" table:style-name="ce93"/>
          <table:table-cell office:value-type="float" office:value="1484" table:style-name="ce93">
            <text:p><text:s/>1.484<text:s/></text:p>
          </table:table-cell>
          <table:table-cell office:value-type="float" office:value="1063" table:style-name="ce93">
            <text:p><text:s/>1.063<text:s/></text:p>
          </table:table-cell>
          <table:table-cell office:value-type="float" office:value="1276" table:style-name="ce93">
            <text:p><text:s/>1.276<text:s/></text:p>
          </table:table-cell>
          <table:table-cell office:value-type="float" office:value="910" table:style-name="ce93">
            <text:p><text:s/>910<text:s/></text:p>
          </table:table-cell>
          <table:table-cell office:value-type="float" office:value="660" table:style-name="ce93">
            <text:p><text:s/>660<text:s/></text:p>
          </table:table-cell>
          <table:table-cell office:value-type="float" office:value="516" table:style-name="ce93">
            <text:p><text:s/>516<text:s/></text:p>
          </table:table-cell>
          <table:table-cell office:value-type="float" office:value="456" table:style-name="ce111">
            <text:p><text:s/>456<text:s/></text:p>
          </table:table-cell>
          <table:table-cell office:value-type="float" office:value="259" table:style-name="ce111">
            <text:p><text:s/>259<text:s/></text:p>
          </table:table-cell>
          <table:table-cell table:style-name="ce11"/>
          <table:table-cell table:number-columns-repeated="16348"/>
        </table:table-row>
        <table:table-row table:style-name="ro1">
          <table:table-cell office:value-type="string" table:style-name="ce8">
            <text:p>Agente Escolar</text:p>
          </table:table-cell>
          <table:table-cell office:value-type="float" office:value="2062" table:style-name="ce84">
            <text:p><text:s/>2.062<text:s/></text:p>
          </table:table-cell>
          <table:table-cell office:value-type="float" office:value="330" table:style-name="ce84">
            <text:p><text:s/>330<text:s/></text:p>
          </table:table-cell>
          <table:table-cell office:value-type="float" office:value="916" table:style-name="ce84">
            <text:p><text:s/>916<text:s/></text:p>
          </table:table-cell>
          <table:table-cell office:value-type="float" office:value="2630" table:style-name="ce84">
            <text:p><text:s/>2.630<text:s/></text:p>
          </table:table-cell>
          <table:table-cell office:value-type="float" office:value="603" table:style-name="ce84">
            <text:p><text:s/>603<text:s/></text:p>
          </table:table-cell>
          <table:table-cell office:value-type="float" office:value="575" table:style-name="ce84">
            <text:p><text:s/>575<text:s/></text:p>
          </table:table-cell>
          <table:table-cell table:number-columns-repeated="2" table:style-name="ce84"/>
          <table:table-cell table:number-columns-repeated="8" table:style-name="ce87"/>
          <table:table-cell table:number-columns-repeated="8" table:style-name="ce90"/>
          <table:table-cell table:number-columns-repeated="8" table:style-name="ce93"/>
          <table:table-cell table:number-columns-repeated="2" table:style-name="ce111"/>
          <table:table-cell table:style-name="ce11"/>
          <table:table-cell table:number-columns-repeated="16348"/>
        </table:table-row>
        <table:table-row table:style-name="ro1">
          <table:table-cell office:value-type="string" table:style-name="ce8">
            <text:p>Agente da Administração - Vigil.</text:p>
          </table:table-cell>
          <table:table-cell table:style-name="ce84"/>
          <table:table-cell office:value-type="float" office:value="1703" table:style-name="ce84">
            <text:p><text:s/>1.703<text:s/></text:p>
          </table:table-cell>
          <table:table-cell table:style-name="ce84"/>
          <table:table-cell office:value-type="float" office:value="11" table:style-name="ce84">
            <text:p><text:s/>11<text:s/></text:p>
          </table:table-cell>
          <table:table-cell table:number-columns-repeated="4" table:style-name="ce84"/>
          <table:table-cell table:number-columns-repeated="8" table:style-name="ce87"/>
          <table:table-cell table:number-columns-repeated="8" table:style-name="ce90"/>
          <table:table-cell table:number-columns-repeated="8" table:style-name="ce93"/>
          <table:table-cell table:number-columns-repeated="2" table:style-name="ce111"/>
          <table:table-cell table:style-name="ce11"/>
          <table:table-cell table:number-columns-repeated="16348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062" table:formula="of:=SUM([.B29:.B31])" table:style-name="ce112">
            <text:p><text:s/>2.062<text:s/></text:p>
          </table:table-cell>
          <table:table-cell office:value-type="float" office:value="2033" table:formula="of:=SUM([.C29:.C31])" table:style-name="ce112">
            <text:p><text:s/>2.033<text:s/></text:p>
          </table:table-cell>
          <table:table-cell office:value-type="float" office:value="916" table:formula="of:=SUM([.D29:.D31])" table:style-name="ce112">
            <text:p><text:s/>916<text:s/></text:p>
          </table:table-cell>
          <table:table-cell office:value-type="float" office:value="2641" table:formula="of:=SUM([.E29:.E31])" table:style-name="ce112">
            <text:p><text:s/>2.641<text:s/></text:p>
          </table:table-cell>
          <table:table-cell office:value-type="float" office:value="6180" table:formula="of:=SUM([.F29:.F31])" table:style-name="ce112">
            <text:p><text:s/>6.180<text:s/></text:p>
          </table:table-cell>
          <table:table-cell office:value-type="float" office:value="4247" table:formula="of:=SUM([.G29:.G31])" table:style-name="ce112">
            <text:p><text:s/>4.247<text:s/></text:p>
          </table:table-cell>
          <table:table-cell office:value-type="float" office:value="95" table:formula="of:=SUM([.H29:.H31])" table:style-name="ce112">
            <text:p><text:s/>95<text:s/></text:p>
          </table:table-cell>
          <table:table-cell office:value-type="float" office:value="220" table:formula="of:=SUM([.I29:.I31])" table:style-name="ce112">
            <text:p><text:s/>220<text:s/></text:p>
          </table:table-cell>
          <table:table-cell table:number-columns-repeated="6" table:style-name="ce113"/>
          <table:table-cell office:value-type="float" office:value="3987" table:formula="of:=SUM([.P29:.P31])" table:style-name="ce113">
            <text:p><text:s/>3.987<text:s/></text:p>
          </table:table-cell>
          <table:table-cell office:value-type="float" office:value="3359" table:formula="of:=SUM([.Q29:.Q31])" table:style-name="ce113">
            <text:p><text:s/>3.359<text:s/></text:p>
          </table:table-cell>
          <table:table-cell office:value-type="float" office:value="2869" table:formula="of:=SUM([.R29:.R31])" table:style-name="ce114">
            <text:p><text:s/>2.869<text:s/></text:p>
          </table:table-cell>
          <table:table-cell office:value-type="float" office:value="1707" table:formula="of:=SUM([.S29:.S31])" table:style-name="ce114">
            <text:p><text:s/>1.707<text:s/></text:p>
          </table:table-cell>
          <table:table-cell office:value-type="float" office:value="392" table:formula="of:=SUM([.T29:.T31])" table:style-name="ce114">
            <text:p><text:s/>392<text:s/></text:p>
          </table:table-cell>
          <table:table-cell office:value-type="float" office:value="767" table:formula="of:=SUM([.U29:.U31])" table:style-name="ce114">
            <text:p><text:s/>767<text:s/></text:p>
          </table:table-cell>
          <table:table-cell office:value-type="float" office:value="860" table:formula="of:=SUM([.V29:.V31])" table:style-name="ce114">
            <text:p><text:s/>860<text:s/></text:p>
          </table:table-cell>
          <table:table-cell table:style-name="ce114"/>
          <table:table-cell office:value-type="float" office:value="700" table:formula="of:=SUM([.X29:.X31])" table:style-name="ce114">
            <text:p><text:s/>700<text:s/></text:p>
          </table:table-cell>
          <table:table-cell office:value-type="float" office:value="951" table:formula="of:=SUM([.Y29:.Y31])" table:style-name="ce114">
            <text:p><text:s/>951<text:s/></text:p>
          </table:table-cell>
          <table:table-cell table:number-columns-repeated="2" table:style-name="ce115"/>
          <table:table-cell office:value-type="float" office:value="1484" table:formula="of:=SUM([.AB29:.AB31])" table:style-name="ce115">
            <text:p><text:s/>1.484<text:s/></text:p>
          </table:table-cell>
          <table:table-cell office:value-type="float" office:value="1063" table:formula="of:=SUM([.AC29:.AC31])" table:style-name="ce115">
            <text:p><text:s/>1.063<text:s/></text:p>
          </table:table-cell>
          <table:table-cell office:value-type="float" office:value="1276" table:formula="of:=SUM([.AD29:.AD31])" table:style-name="ce115">
            <text:p><text:s/>1.276<text:s/></text:p>
          </table:table-cell>
          <table:table-cell office:value-type="float" office:value="910" table:formula="of:=SUM([.AE29:.AE31])" table:style-name="ce115">
            <text:p><text:s/>910<text:s/></text:p>
          </table:table-cell>
          <table:table-cell office:value-type="float" office:value="660" table:formula="of:=SUM([.AF29:.AF31])" table:style-name="ce115">
            <text:p><text:s/>660<text:s/></text:p>
          </table:table-cell>
          <table:table-cell office:value-type="float" office:value="516" table:formula="of:=SUM([.AG29:.AG31])" table:style-name="ce115">
            <text:p><text:s/>516<text:s/></text:p>
          </table:table-cell>
          <table:table-cell office:value-type="float" office:value="456" table:formula="of:=SUM([.AH29:.AH31])" table:style-name="ce116">
            <text:p><text:s/>456<text:s/></text:p>
          </table:table-cell>
          <table:table-cell office:value-type="float" office:value="259" table:formula="of:=SUM([.AI29:.AI31])" table:style-name="ce116">
            <text:p><text:s/>259<text:s/></text:p>
          </table:table-cell>
          <table:table-cell table:style-name="ce11"/>
          <table:table-cell table:number-columns-repeated="16348"/>
        </table:table-row>
        <table:table-row table:style-name="ro1">
          <table:table-cell table:number-columns-repeated="35" table:style-name="ce6"/>
          <table:table-cell table:style-name="ce11"/>
          <table:table-cell table:number-columns-repeated="16348"/>
        </table:table-row>
        <table:table-row table:style-name="ro2">
          <table:table-cell office:value-type="string" table:style-name="ce52">
            <text:p>c) Outros quadros profissionais</text:p>
          </table:table-cell>
          <table:table-cell table:number-columns-repeated="25" table:style-name="ce6"/>
          <table:table-cell table:number-columns-repeated="4" table:style-name="ce9"/>
          <table:table-cell table:number-columns-repeated="5" table:style-name="ce6"/>
          <table:table-cell table:style-name="ce11"/>
          <table:table-cell table:number-columns-repeated="16348"/>
        </table:table-row>
        <table:table-row table:style-name="ro1">
          <table:table-cell table:style-name="ce6"/>
          <table:table-cell office:value-type="float" office:value="2001" table:number-columns-spanned="2" table:number-rows-spanned="1" table:style-name="ce59">
            <text:p>2001</text:p>
          </table:table-cell>
          <table:covered-table-cell/>
          <table:table-cell office:value-type="float" office:value="2002" table:number-columns-spanned="2" table:number-rows-spanned="1" table:style-name="ce57">
            <text:p>2002</text:p>
          </table:table-cell>
          <table:covered-table-cell/>
          <table:table-cell office:value-type="float" office:value="2003" table:number-columns-spanned="2" table:number-rows-spanned="1" table:style-name="ce57">
            <text:p>2003</text:p>
          </table:table-cell>
          <table:covered-table-cell/>
          <table:table-cell office:value-type="float" office:value="2004" table:number-columns-spanned="2" table:number-rows-spanned="1" table:style-name="ce58">
            <text:p>2004</text:p>
          </table:table-cell>
          <table:covered-table-cell/>
          <table:table-cell office:value-type="float" office:value="2005" table:number-columns-spanned="2" table:number-rows-spanned="1" table:style-name="ce59">
            <text:p>2005</text:p>
          </table:table-cell>
          <table:covered-table-cell/>
          <table:table-cell office:value-type="float" office:value="2006" table:number-columns-spanned="2" table:number-rows-spanned="1" table:style-name="ce57">
            <text:p>2006</text:p>
          </table:table-cell>
          <table:covered-table-cell/>
          <table:table-cell office:value-type="float" office:value="2007" table:number-columns-spanned="2" table:number-rows-spanned="1" table:style-name="ce57">
            <text:p>2007</text:p>
          </table:table-cell>
          <table:covered-table-cell/>
          <table:table-cell office:value-type="float" office:value="2008" table:number-columns-spanned="2" table:number-rows-spanned="1" table:style-name="ce58">
            <text:p>2008</text:p>
          </table:table-cell>
          <table:covered-table-cell/>
          <table:table-cell office:value-type="float" office:value="2009" table:number-columns-spanned="2" table:number-rows-spanned="1" table:style-name="ce59">
            <text:p>2009</text:p>
          </table:table-cell>
          <table:covered-table-cell/>
          <table:table-cell office:value-type="float" office:value="2010" table:number-columns-spanned="2" table:number-rows-spanned="1" table:style-name="ce57">
            <text:p>2010</text:p>
          </table:table-cell>
          <table:covered-table-cell/>
          <table:table-cell office:value-type="float" office:value="2011" table:number-columns-spanned="2" table:number-rows-spanned="1" table:style-name="ce57">
            <text:p>2011</text:p>
          </table:table-cell>
          <table:covered-table-cell/>
          <table:table-cell office:value-type="float" office:value="2012" table:number-columns-spanned="2" table:number-rows-spanned="1" table:style-name="ce58">
            <text:p>2012</text:p>
          </table:table-cell>
          <table:covered-table-cell/>
          <table:table-cell office:value-type="float" office:value="2013" table:number-columns-spanned="2" table:number-rows-spanned="1" table:style-name="ce59">
            <text:p>2013</text:p>
          </table:table-cell>
          <table:covered-table-cell/>
          <table:table-cell office:value-type="float" office:value="2014" table:number-columns-spanned="2" table:number-rows-spanned="1" table:style-name="ce57">
            <text:p>2014</text:p>
          </table:table-cell>
          <table:covered-table-cell/>
          <table:table-cell office:value-type="float" office:value="2015" table:number-columns-spanned="2" table:number-rows-spanned="1" table:style-name="ce57">
            <text:p>2015</text:p>
          </table:table-cell>
          <table:covered-table-cell/>
          <table:table-cell office:value-type="float" office:value="2016" table:number-columns-spanned="2" table:number-rows-spanned="1" table:style-name="ce58">
            <text:p>2016</text:p>
          </table:table-cell>
          <table:covered-table-cell/>
          <table:table-cell office:value-type="float" office:value="2017" table:number-columns-spanned="2" table:number-rows-spanned="1" table:style-name="ce130">
            <text:p>2017</text:p>
          </table:table-cell>
          <table:covered-table-cell/>
          <table:table-cell table:style-name="ce11"/>
          <table:table-cell table:number-columns-repeated="16348"/>
        </table:table-row>
        <table:table-row table:style-name="ro2">
          <table:table-cell office:value-type="string" table:style-name="ce7">
            <text:p>cargo</text:p>
          </table:table-cell>
          <table:table-cell office:value-type="string" table:style-name="ce19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0">
            <text:p>nom.</text:p>
          </table:table-cell>
          <table:table-cell office:value-type="string" table:style-name="ce20">
            <text:p>conv.</text:p>
          </table:table-cell>
          <table:table-cell office:value-type="string" table:style-name="ce21">
            <text:p>nom.</text:p>
          </table:table-cell>
          <table:table-cell office:value-type="string" table:style-name="ce22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3">
            <text:p>nom.</text:p>
          </table:table-cell>
          <table:table-cell office:value-type="string" table:style-name="ce23">
            <text:p>conv.</text:p>
          </table:table-cell>
          <table:table-cell office:value-type="string" table:style-name="ce24">
            <text:p>nom.</text:p>
          </table:table-cell>
          <table:table-cell office:value-type="string" table:style-name="ce31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2">
            <text:p>nom.</text:p>
          </table:table-cell>
          <table:table-cell office:value-type="string" table:style-name="ce32">
            <text:p>conv.</text:p>
          </table:table-cell>
          <table:table-cell office:value-type="string" table:style-name="ce33">
            <text:p>nom.</text:p>
          </table:table-cell>
          <table:table-cell office:value-type="string" table:style-name="ce38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39">
            <text:p>conv.</text:p>
          </table:table-cell>
          <table:table-cell office:value-type="string" table:style-name="ce39">
            <text:p>nom.</text:p>
          </table:table-cell>
          <table:table-cell office:value-type="string" table:style-name="ce41">
            <text:p>conv.</text:p>
          </table:table-cell>
          <table:table-cell office:value-type="string" table:style-name="ce42">
            <text:p>nom.</text:p>
          </table:table-cell>
          <table:table-cell office:value-type="string" table:style-name="ce48">
            <text:p>conv.</text:p>
          </table:table-cell>
          <table:table-cell office:value-type="string" table:style-name="ce49">
            <text:p>nom.</text:p>
          </table:table-cell>
          <table:table-cell table:style-name="ce11"/>
          <table:table-cell table:number-columns-repeated="16348"/>
        </table:table-row>
        <table:table-row table:style-name="ro3">
          <table:table-cell office:value-type="string" table:style-name="ce10">
            <text:p>Analista de Informações, Cultura de Desporto - Ed.Física</text:p>
          </table:table-cell>
          <table:table-cell table:number-columns-repeated="7" table:style-name="ce29"/>
          <table:table-cell office:value-type="float" office:value="210" table:style-name="ce29">
            <text:p>210</text:p>
          </table:table-cell>
          <table:table-cell table:number-columns-repeated="3" table:style-name="ce36"/>
          <table:table-cell office:value-type="float" office:value="45" table:style-name="ce36">
            <text:p>45</text:p>
          </table:table-cell>
          <table:table-cell table:style-name="ce36"/>
          <table:table-cell office:value-type="float" office:value="108" table:style-name="ce36">
            <text:p>108</text:p>
          </table:table-cell>
          <table:table-cell table:style-name="ce36"/>
          <table:table-cell office:value-type="float" office:value="191" table:style-name="ce36">
            <text:p>191</text:p>
          </table:table-cell>
          <table:table-cell table:style-name="ce47"/>
          <table:table-cell office:value-type="float" office:value="105" table:style-name="ce47">
            <text:p>105</text:p>
          </table:table-cell>
          <table:table-cell table:style-name="ce47"/>
          <table:table-cell office:value-type="float" office:value="18" table:style-name="ce47">
            <text:p>18</text:p>
          </table:table-cell>
          <table:table-cell table:number-columns-repeated="3" table:style-name="ce47"/>
          <table:table-cell office:value-type="float" office:value="116" table:style-name="ce47">
            <text:p>116</text:p>
          </table:table-cell>
          <table:table-cell table:style-name="ce44"/>
          <table:table-cell office:value-type="float" office:value="29" table:style-name="ce26">
            <text:p>29</text:p>
          </table:table-cell>
          <table:table-cell table:number-columns-repeated="6" table:style-name="ce26"/>
          <table:table-cell table:number-columns-repeated="2" table:style-name="ce50"/>
          <table:table-cell table:style-name="ce11"/>
          <table:table-cell table:number-columns-repeated="16348"/>
        </table:table-row>
        <table:table-row table:style-name="ro4">
          <table:table-cell office:value-type="string" table:style-name="ce10">
            <text:p>Analista de Informações, Cultura de Desporto - Biblioteconomia</text:p>
          </table:table-cell>
          <table:table-cell table:number-columns-repeated="5" table:style-name="ce29"/>
          <table:table-cell office:value-type="float" office:value="77" table:style-name="ce29">
            <text:p>77</text:p>
          </table:table-cell>
          <table:table-cell table:style-name="ce29"/>
          <table:table-cell office:value-type="float" office:value="69" table:style-name="ce29">
            <text:p>69</text:p>
          </table:table-cell>
          <table:table-cell table:number-columns-repeated="7" table:style-name="ce36"/>
          <table:table-cell office:value-type="float" office:value="138" table:style-name="ce36">
            <text:p>138</text:p>
          </table:table-cell>
          <table:table-cell table:style-name="ce47"/>
          <table:table-cell office:value-type="float" office:value="60" table:style-name="ce47">
            <text:p>60</text:p>
          </table:table-cell>
          <table:table-cell table:style-name="ce47"/>
          <table:table-cell office:value-type="float" office:value="23" table:style-name="ce47">
            <text:p>23</text:p>
          </table:table-cell>
          <table:table-cell table:number-columns-repeated="3" table:style-name="ce47"/>
          <table:table-cell office:value-type="float" office:value="39" table:style-name="ce47">
            <text:p>39</text:p>
          </table:table-cell>
          <table:table-cell table:style-name="ce44"/>
          <table:table-cell table:number-columns-repeated="7" table:style-name="ce26"/>
          <table:table-cell table:style-name="ce50"/>
          <table:table-cell office:value-type="float" office:value="17" table:style-name="ce50">
            <text:p>17</text:p>
          </table:table-cell>
          <table:table-cell table:style-name="ce11"/>
          <table:table-cell table:number-columns-repeated="16348"/>
        </table:table-row>
        <table:table-row table:style-name="ro4">
          <table:table-cell office:value-type="string" table:style-name="ce10">
            <text:p>Assistente de Gestão de Políticas Públicas - AGPP</text:p>
          </table:table-cell>
          <table:table-cell table:number-columns-repeated="5" table:style-name="ce29"/>
          <table:table-cell office:value-type="float" office:value="203" table:style-name="ce29">
            <text:p>203</text:p>
          </table:table-cell>
          <table:table-cell table:style-name="ce29"/>
          <table:table-cell office:value-type="float" office:value="99" table:style-name="ce29">
            <text:p>99</text:p>
          </table:table-cell>
          <table:table-cell table:number-columns-repeated="8" table:style-name="ce36"/>
          <table:table-cell table:number-columns-repeated="8" table:style-name="ce47"/>
          <table:table-cell table:style-name="ce44"/>
          <table:table-cell table:number-columns-repeated="6" table:style-name="ce26"/>
          <table:table-cell office:value-type="float" office:value="42" table:style-name="ce26">
            <text:p>42</text:p>
          </table:table-cell>
          <table:table-cell table:number-columns-repeated="2" table:style-name="ce50"/>
          <table:table-cell table:style-name="ce11"/>
          <table:table-cell table:number-columns-repeated="16348"/>
        </table:table-row>
        <table:table-row table:style-name="ro1">
          <table:table-cell office:value-type="string" table:style-name="ce8">
            <text:p>Engenheiro Agronômico</text:p>
          </table:table-cell>
          <table:table-cell table:number-columns-repeated="8" table:style-name="ce25"/>
          <table:table-cell table:number-columns-repeated="8" table:style-name="ce27"/>
          <table:table-cell table:number-columns-repeated="8" table:style-name="ce34"/>
          <table:table-cell table:style-name="ce26"/>
          <table:table-cell office:value-type="float" office:value="11" table:style-name="ce26">
            <text:p>11</text:p>
          </table:table-cell>
          <table:table-cell table:style-name="ce26"/>
          <table:table-cell office:value-type="float" office:value="6" table:style-name="ce26">
            <text:p>6</text:p>
          </table:table-cell>
          <table:table-cell table:number-columns-repeated="4" table:style-name="ce26"/>
          <table:table-cell table:number-columns-repeated="2" table:style-name="ce50"/>
          <table:table-cell table:style-name="ce11"/>
          <table:table-cell table:number-columns-repeated="16348"/>
        </table:table-row>
        <table:table-row table:style-name="ro1">
          <table:table-cell office:value-type="string" table:style-name="ce8">
            <text:p>Especialista Saúde - Nutrição</text:p>
          </table:table-cell>
          <table:table-cell table:number-columns-repeated="8" table:style-name="ce25"/>
          <table:table-cell table:number-columns-repeated="8" table:style-name="ce27"/>
          <table:table-cell table:number-columns-repeated="8" table:style-name="ce34"/>
          <table:table-cell table:style-name="ce26"/>
          <table:table-cell office:value-type="float" office:value="108" table:style-name="ce26">
            <text:p>108</text:p>
          </table:table-cell>
          <table:table-cell table:style-name="ce26"/>
          <table:table-cell office:value-type="float" office:value="8" table:style-name="ce26">
            <text:p>8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45" table:style-name="ce26">
            <text:p>45</text:p>
          </table:table-cell>
          <table:table-cell table:number-columns-repeated="2" table:style-name="ce50"/>
          <table:table-cell table:style-name="ce11"/>
          <table:table-cell table:number-columns-repeated="16348"/>
        </table:table-row>
        <table:table-row table:style-name="ro1">
          <table:table-cell office:value-type="string" table:style-name="ce15">
            <text:p>total</text:p>
          </table:table-cell>
          <table:table-cell table:number-columns-repeated="5" table:style-name="ce28"/>
          <table:table-cell office:value-type="float" office:value="280" table:formula="of:=SUM([.G37:.G41])" table:style-name="ce28">
            <text:p>280</text:p>
          </table:table-cell>
          <table:table-cell table:style-name="ce28"/>
          <table:table-cell office:value-type="float" office:value="378" table:formula="of:=SUM([.I37:.I41])" table:style-name="ce28">
            <text:p>378</text:p>
          </table:table-cell>
          <table:table-cell table:number-columns-repeated="3" table:style-name="ce30"/>
          <table:table-cell office:value-type="float" office:value="45" table:formula="of:=SUM([.M37:.M41])" table:style-name="ce30">
            <text:p>45</text:p>
          </table:table-cell>
          <table:table-cell table:style-name="ce30"/>
          <table:table-cell office:value-type="float" office:value="108" table:formula="of:=SUM([.O37:.O41])" table:style-name="ce30">
            <text:p>108</text:p>
          </table:table-cell>
          <table:table-cell table:style-name="ce30"/>
          <table:table-cell office:value-type="float" office:value="329" table:formula="of:=SUM([.Q37:.Q41])" table:style-name="ce30">
            <text:p>329</text:p>
          </table:table-cell>
          <table:table-cell table:style-name="ce35"/>
          <table:table-cell office:value-type="float" office:value="165" table:formula="of:=SUM([.S37:.S41])" table:style-name="ce35">
            <text:p>165</text:p>
          </table:table-cell>
          <table:table-cell table:style-name="ce35"/>
          <table:table-cell office:value-type="float" office:value="41" table:formula="of:=SUM([.U37:.U41])" table:style-name="ce35">
            <text:p>41</text:p>
          </table:table-cell>
          <table:table-cell table:number-columns-repeated="3" table:style-name="ce35"/>
          <table:table-cell office:value-type="float" office:value="155" table:formula="of:=SUM([.Y37:.Y41])" table:style-name="ce35">
            <text:p>155</text:p>
          </table:table-cell>
          <table:table-cell table:style-name="ce43"/>
          <table:table-cell office:value-type="float" office:value="148" table:formula="of:=SUM([.AA37:.AA41])" table:style-name="ce43">
            <text:p>148</text:p>
          </table:table-cell>
          <table:table-cell table:style-name="ce43"/>
          <table:table-cell office:value-type="float" office:value="14" table:formula="of:=SUM([.AC37:.AC41])" table:style-name="ce43">
            <text:p>14</text:p>
          </table:table-cell>
          <table:table-cell table:style-name="ce43"/>
          <table:table-cell office:value-type="float" office:value="2" table:formula="of:=SUM([.AE37:.AE41])" table:style-name="ce43">
            <text:p>2</text:p>
          </table:table-cell>
          <table:table-cell table:style-name="ce43"/>
          <table:table-cell office:value-type="float" office:value="87" table:formula="of:=SUM([.AG37:.AG41])" table:style-name="ce43">
            <text:p>87</text:p>
          </table:table-cell>
          <table:table-cell table:style-name="ce50"/>
          <table:table-cell office:value-type="float" office:value="17" table:formula="of:=SUM([.AI37:.AI41])" table:style-name="ce51">
            <text:p>17</text:p>
          </table:table-cell>
          <table:table-cell table:style-name="ce11"/>
          <table:table-cell table:number-columns-repeated="16348"/>
        </table:table-row>
        <table:table-row table:style-name="ro2">
          <table:table-cell table:number-columns-repeated="35" table:style-name="ce6"/>
          <table:table-cell table:style-name="ce11"/>
          <table:table-cell table:number-columns-repeated="16348"/>
        </table:table-row>
        <table:table-row table:style-name="ro5">
          <table:table-cell office:value-type="string" table:style-name="ce119">
            <text:p>total geral<text:s/></text:p>
          </table:table-cell>
          <table:table-cell office:value-type="float" office:value="18900" table:formula="of:=[.B19]+[.B32]+[.B42]" table:style-name="ce117">
            <text:p><text:s/>18.900<text:s/></text:p>
          </table:table-cell>
          <table:table-cell office:value-type="float" office:value="2897" table:formula="of:=[.C19]+[.C32]+[.C42]" table:style-name="ce117">
            <text:p><text:s/>2.897<text:s/></text:p>
          </table:table-cell>
          <table:table-cell office:value-type="float" office:value="16101" table:formula="of:=[.D19]+[.D32]+[.D42]" table:style-name="ce117">
            <text:p><text:s/>16.101<text:s/></text:p>
          </table:table-cell>
          <table:table-cell office:value-type="float" office:value="12258" table:formula="of:=[.E19]+[.E32]+[.E42]" table:style-name="ce117">
            <text:p><text:s/>12.258<text:s/></text:p>
          </table:table-cell>
          <table:table-cell office:value-type="float" office:value="10471" table:formula="of:=[.F19]+[.F32]+[.F42]" table:style-name="ce117">
            <text:p><text:s/>10.471<text:s/></text:p>
          </table:table-cell>
          <table:table-cell office:value-type="float" office:value="9181" table:formula="of:=[.G19]+[.G32]+[.G42]" table:style-name="ce117">
            <text:p><text:s/>9.181<text:s/></text:p>
          </table:table-cell>
          <table:table-cell office:value-type="float" office:value="5306" table:formula="of:=[.H19]+[.H32]+[.H42]" table:style-name="ce117">
            <text:p><text:s/>5.306<text:s/></text:p>
          </table:table-cell>
          <table:table-cell office:value-type="float" office:value="4240" table:formula="of:=[.I19]+[.I32]+[.I42]" table:style-name="ce117">
            <text:p><text:s/>4.240<text:s/></text:p>
          </table:table-cell>
          <table:table-cell office:value-type="float" office:value="7264" table:formula="of:=[.J19]+[.J32]+[.J42]" table:style-name="ce118">
            <text:p><text:s/>7.264<text:s/></text:p>
          </table:table-cell>
          <table:table-cell office:value-type="float" office:value="4033" table:formula="of:=[.K19]+[.K32]+[.K42]" table:style-name="ce118">
            <text:p><text:s/>4.033<text:s/></text:p>
          </table:table-cell>
          <table:table-cell office:value-type="float" office:value="4510" table:formula="of:=[.L19]+[.L32]+[.L42]" table:style-name="ce118">
            <text:p><text:s/>4.510<text:s/></text:p>
          </table:table-cell>
          <table:table-cell office:value-type="float" office:value="4371" table:formula="of:=[.M19]+[.M32]+[.M42]" table:style-name="ce118">
            <text:p><text:s/>4.371<text:s/></text:p>
          </table:table-cell>
          <table:table-cell office:value-type="float" office:value="2167" table:formula="of:=[.N19]+[.N32]+[.N42]" table:style-name="ce118">
            <text:p><text:s/>2.167<text:s/></text:p>
          </table:table-cell>
          <table:table-cell office:value-type="float" office:value="1646" table:formula="of:=[.O19]+[.O32]+[.O42]" table:style-name="ce118">
            <text:p><text:s/>1.646<text:s/></text:p>
          </table:table-cell>
          <table:table-cell office:value-type="float" office:value="13123" table:formula="of:=[.P19]+[.P32]+[.P42]" table:style-name="ce118">
            <text:p><text:s/>13.123<text:s/></text:p>
          </table:table-cell>
          <table:table-cell office:value-type="float" office:value="10304" table:formula="of:=[.Q19]+[.Q32]+[.Q42]" table:style-name="ce118">
            <text:p><text:s/>10.304<text:s/></text:p>
          </table:table-cell>
          <table:table-cell office:value-type="float" office:value="6317" table:formula="of:=[.R19]+[.R32]+[.R42]" table:style-name="ce90">
            <text:p><text:s/>6.317<text:s/></text:p>
          </table:table-cell>
          <table:table-cell office:value-type="float" office:value="4340" table:formula="of:=[.S19]+[.S32]+[.S42]" table:style-name="ce90">
            <text:p><text:s/>4.340<text:s/></text:p>
          </table:table-cell>
          <table:table-cell office:value-type="float" office:value="9677" table:formula="of:=[.T19]+[.T32]+[.T42]" table:style-name="ce90">
            <text:p><text:s/>9.677<text:s/></text:p>
          </table:table-cell>
          <table:table-cell office:value-type="float" office:value="8378" table:formula="of:=[.U19]+[.U32]+[.U42]" table:style-name="ce90">
            <text:p><text:s/>8.378<text:s/></text:p>
          </table:table-cell>
          <table:table-cell office:value-type="float" office:value="6305" table:formula="of:=[.V19]+[.V32]+[.V42]" table:style-name="ce90">
            <text:p><text:s/>6.305<text:s/></text:p>
          </table:table-cell>
          <table:table-cell office:value-type="float" office:value="2898" table:formula="of:=[.W19]+[.W32]+[.W42]" table:style-name="ce90">
            <text:p><text:s/>2.898<text:s/></text:p>
          </table:table-cell>
          <table:table-cell office:value-type="float" office:value="3629" table:formula="of:=[.X19]+[.X32]+[.X42]" table:style-name="ce90">
            <text:p><text:s/>3.629<text:s/></text:p>
          </table:table-cell>
          <table:table-cell office:value-type="float" office:value="5965" table:formula="of:=[.Y19]+[.Y32]+[.Y42]" table:style-name="ce90">
            <text:p><text:s/>5.965<text:s/></text:p>
          </table:table-cell>
          <table:table-cell office:value-type="float" office:value="5862" table:formula="of:=[.Z19]+[.Z32]+[.Z42]" table:style-name="ce93">
            <text:p><text:s/>5.862<text:s/></text:p>
          </table:table-cell>
          <table:table-cell office:value-type="float" office:value="4291" table:formula="of:=[.AA19]+[.AA32]+[.AA42]" table:style-name="ce93">
            <text:p><text:s/>4.291<text:s/></text:p>
          </table:table-cell>
          <table:table-cell office:value-type="float" office:value="7776" table:formula="of:=[.AB19]+[.AB32]+[.AB42]" table:style-name="ce93">
            <text:p><text:s/>7.776<text:s/></text:p>
          </table:table-cell>
          <table:table-cell office:value-type="float" office:value="3896" table:formula="of:=[.AC19]+[.AC32]+[.AC42]" table:style-name="ce93">
            <text:p><text:s/>3.896<text:s/></text:p>
          </table:table-cell>
          <table:table-cell office:value-type="float" office:value="4141" table:formula="of:=[.AD19]+[.AD32]+[.AD42]" table:style-name="ce93">
            <text:p><text:s/>4.141<text:s/></text:p>
          </table:table-cell>
          <table:table-cell office:value-type="float" office:value="6993" table:formula="of:=[.AE19]+[.AE32]+[.AE42]" table:style-name="ce93">
            <text:p><text:s/>6.993<text:s/></text:p>
          </table:table-cell>
          <table:table-cell office:value-type="float" office:value="4385" table:formula="of:=[.AF19]+[.AF32]+[.AF42]" table:style-name="ce93">
            <text:p><text:s/>4.385<text:s/></text:p>
          </table:table-cell>
          <table:table-cell office:value-type="float" office:value="3759" table:formula="of:=[.AG19]+[.AG32]+[.AG42]" table:style-name="ce93">
            <text:p><text:s/>3.759<text:s/></text:p>
          </table:table-cell>
          <table:table-cell office:value-type="float" office:value="9154" table:formula="of:=[.AH19]+[.AH32]+[.AH42]" table:style-name="ce111">
            <text:p><text:s/>9.154<text:s/></text:p>
          </table:table-cell>
          <table:table-cell office:value-type="float" office:value="7880" table:formula="of:=[.AI19]+[.AI32]+[.AI42]" table:style-name="ce111">
            <text:p><text:s/>7.880<text:s/></text:p>
          </table:table-cell>
          <table:table-cell table:style-name="ce4"/>
          <table:table-cell table:number-columns-repeated="16348" table:style-name="ce37"/>
        </table:table-row>
        <table:table-row table:style-name="ro6">
          <table:table-cell office:value-type="string" table:style-name="ce120">
            <text:p>TOTAL CONVOCADOS</text:p>
          </table:table-cell>
          <table:table-cell office:value-type="float" office:value="50778" table:formula="of:=[.B44]+[.D44]+[.F44]+[.H44]" table:number-columns-spanned="8" table:number-rows-spanned="1" table:style-name="ce126">
            <text:p>50.778</text:p>
          </table:table-cell>
          <table:covered-table-cell table:number-columns-repeated="7"/>
          <table:table-cell office:value-type="float" office:value="27064" table:formula="of:=[.J44]+[.L44]+[.N44]+[.P44]" table:number-columns-spanned="8" table:number-rows-spanned="1" table:style-name="ce127">
            <text:p>27.064</text:p>
          </table:table-cell>
          <table:covered-table-cell table:number-columns-repeated="7"/>
          <table:table-cell office:value-type="float" office:value="25928" table:formula="of:=[.R44]+[.T44]+[.V44]+[.X44]" table:number-columns-spanned="8" table:number-rows-spanned="1" table:style-name="ce128">
            <text:p>25.928</text:p>
          </table:table-cell>
          <table:covered-table-cell table:number-columns-repeated="7"/>
          <table:table-cell office:value-type="float" office:value="22164" table:formula="of:=[.Z44]+[.AB44]+[.AD44]+[.AF44]" table:number-columns-spanned="8" table:number-rows-spanned="1" table:style-name="ce129">
            <text:p>22.164</text:p>
          </table:table-cell>
          <table:covered-table-cell table:number-columns-repeated="7"/>
          <table:table-cell office:value-type="float" office:value="9154" table:formula="of:=[.AH44]" table:number-columns-spanned="2" table:number-rows-spanned="1" table:style-name="ce125">
            <text:p>9.154</text:p>
          </table:table-cell>
          <table:covered-table-cell/>
          <table:table-cell table:number-columns-repeated="16349" table:style-name="ce6"/>
        </table:table-row>
        <table:table-row table:style-name="ro6">
          <table:table-cell office:value-type="string" table:style-name="ce121">
            <text:p>TOTAL NOMEADOS</text:p>
          </table:table-cell>
          <table:table-cell office:value-type="float" office:value="28576" table:formula="of:=[.C44]+[.E44]+[.G44]+[.I44]" table:number-columns-spanned="8" table:number-rows-spanned="1" table:style-name="ce126">
            <text:p>28.576</text:p>
          </table:table-cell>
          <table:covered-table-cell table:number-columns-repeated="7"/>
          <table:table-cell office:value-type="float" office:value="20354" table:formula="of:=[.K44]+[.M44]+[.O44]+[.Q44]" table:number-columns-spanned="8" table:number-rows-spanned="1" table:style-name="ce127">
            <text:p>20.354</text:p>
          </table:table-cell>
          <table:covered-table-cell table:number-columns-repeated="7"/>
          <table:table-cell office:value-type="float" office:value="21581" table:formula="of:=[.S44]+[.U44]+[.W44]+[.Y44]" table:number-columns-spanned="8" table:number-rows-spanned="1" table:style-name="ce128">
            <text:p>21.581</text:p>
          </table:table-cell>
          <table:covered-table-cell table:number-columns-repeated="7"/>
          <table:table-cell office:value-type="float" office:value="18939" table:formula="of:=[.AA44]+[.AC44]+[.AE44]+[.AG44]" table:number-columns-spanned="8" table:number-rows-spanned="1" table:style-name="ce129">
            <text:p>18.939</text:p>
          </table:table-cell>
          <table:covered-table-cell table:number-columns-repeated="7"/>
          <table:table-cell office:value-type="float" office:value="7880" table:formula="of:=[.AI44]" table:number-columns-spanned="2" table:number-rows-spanned="1" table:style-name="ce125">
            <text:p>7.880</text:p>
          </table:table-cell>
          <table:covered-table-cell/>
          <table:table-cell table:number-columns-repeated="16349" table:style-name="ce6"/>
        </table:table-row>
        <table:table-row table:style-name="ro1">
          <table:table-cell table:style-name="ce1"/>
          <table:table-cell table:number-columns-repeated="35" table:style-name="ce6"/>
          <table:table-cell table:number-columns-repeated="16348"/>
        </table:table-row>
        <table:table-row table:style-name="ro1">
          <table:table-cell table:number-columns-repeated="36" table:style-name="ce6"/>
          <table:table-cell table:number-columns-repeated="16348"/>
        </table:table-row>
        <table:table-row table:style-name="ro1">
          <table:table-cell office:value-type="string" table:style-name="ce6">
            <text:p>Atualização: 14.12.2017</text:p>
          </table:table-cell>
          <table:table-cell table:number-columns-repeated="35" table:style-name="ce6"/>
          <table:table-cell table:number-columns-repeated="16348"/>
        </table:table-row>
        <table:table-row table:style-name="ro1">
          <table:table-cell table:number-columns-repeated="36" table:style-name="ce6"/>
          <table:table-cell table:number-columns-repeated="16348"/>
        </table:table-row>
        <table:table-row table:number-rows-repeated="2" table:style-name="ro1">
          <table:table-cell table:number-columns-repeated="33" table:style-name="ce11"/>
          <table:table-cell table:number-columns-repeated="2" table:style-name="ce6"/>
          <table:table-cell table:style-name="ce11"/>
          <table:table-cell table:number-columns-repeated="16348"/>
        </table:table-row>
        <table:table-row table:style-name="ro1">
          <table:table-cell table:number-columns-repeated="32" table:style-name="ce11"/>
          <table:table-cell table:style-name="ce1"/>
          <table:table-cell table:number-columns-repeated="2" table:style-name="ce6"/>
          <table:table-cell table:number-columns-repeated="16349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Plan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.118110236220472in" fo:margin-left="0.31496062992126in" fo:margin-right="0in" style:print-orientation="landscape" style:print-page-order="ttb" style:first-page-number="continue" style:scale-to="60%" style:table-centering="none" style:print="objects charts drawings"/>
      <style:header-style>
        <style:header-footer-properties fo:min-height="0.590551181102362in" fo:margin-left="0.31496062992126in" fo:margin-right="0in" fo:margin-bottom="0in"/>
      </style:header-style>
      <style:footer-style>
        <style:header-footer-properties fo:min-height="0.47244094488189in" fo:margin-left="0.31496062992126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Administrador</meta:initial-creator>
    <dc:creator>Fernanda C.</dc:creator>
    <meta:creation-date>2016-01-22T11:50:15Z</meta:creation-date>
    <dc:date>2017-12-27T17:24:26Z</dc:date>
    <meta:print-date>2017-12-14T17:54:55Z</meta:print-date>
    <meta:user-defined meta:name="ContentTypeId">0x0101002BA78C93FD3E3C46927EFECD2A4FE442</meta:user-defined>
  </office:meta>
</office:document-meta>
</file>